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33_a" style:display-name="3a" style:family="table">
      <style:table-properties style:width="6.3854in" fo:margin-left="0in" table:align="left"/>
    </style:style>
    <style:style style:name="_33_a.A" style:display-name="3a.A" style:family="table-column">
      <style:table-column-properties style:column-width="1.375in"/>
    </style:style>
    <style:style style:name="_33_a.B" style:display-name="3a.B" style:family="table-column">
      <style:table-column-properties style:column-width="1.6875in"/>
    </style:style>
    <style:style style:name="_33_a.C" style:display-name="3a.C" style:family="table-column">
      <style:table-column-properties style:column-width="3.3229in"/>
    </style:style>
    <style:style style:name="_33_a.A1" style:display-name="3a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a.C1" style:display-name="3a.C1" style:family="table-cell">
      <style:table-cell-properties fo:padding="0.0382in" fo:border="0.05pt solid #000000"/>
    </style:style>
    <style:style style:name="_33_a.A2" style:display-name="3a.A2" style:family="table-cell">
      <style:table-cell-properties fo:padding="0.0382in" fo:border-left="0.05pt solid #000000" fo:border-right="none" fo:border-top="none" fo:border-bottom="0.05pt solid #000000"/>
    </style:style>
    <style:style style:name="_33_a.C2" style:display-name="3a.C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" style:display-name="3b" style:family="table">
      <style:table-properties style:width="6.3854in" fo:margin-left="0in" table:align="left"/>
    </style:style>
    <style:style style:name="_33_b.A" style:display-name="3b.A" style:family="table-column">
      <style:table-column-properties style:column-width="0.4375in"/>
    </style:style>
    <style:style style:name="_33_b.B" style:display-name="3b.B" style:family="table-column">
      <style:table-column-properties style:column-width="0.5in"/>
    </style:style>
    <style:style style:name="_33_b.C" style:display-name="3b.C" style:family="table-column">
      <style:table-column-properties style:column-width="0.875in"/>
    </style:style>
    <style:style style:name="_33_b.D" style:display-name="3b.D" style:family="table-column">
      <style:table-column-properties style:column-width="0.9375in"/>
    </style:style>
    <style:style style:name="_33_b.F" style:display-name="3b.F" style:family="table-column">
      <style:table-column-properties style:column-width="0.8125in"/>
    </style:style>
    <style:style style:name="_33_b.H" style:display-name="3b.H" style:family="table-column">
      <style:table-column-properties style:column-width="1.1354in"/>
    </style:style>
    <style:style style:name="_33_b.A1" style:display-name="3b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b.H1" style:display-name="3b.H1" style:family="table-cell">
      <style:table-cell-properties fo:padding="0.0382in" fo:border="0.05pt solid #000000"/>
    </style:style>
    <style:style style:name="_33_b.A2" style:display-name="3b.A2" style:family="table-cell">
      <style:table-cell-properties fo:padding="0.0382in" fo:border-left="0.05pt solid #000000" fo:border-right="none" fo:border-top="none" fo:border-bottom="0.05pt solid #000000"/>
    </style:style>
    <style:style style:name="_33_b.H2" style:display-name="3b.H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.3" style:display-name="3b.3" style:family="table-row">
      <style:table-row-properties style:min-row-height="0.3201in"/>
    </style:style>
    <style:style style:name="Table1" style:family="table">
      <style:table-properties style:width="6.3854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81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125in"/>
    </style:style>
    <style:style style:name="Table1.G" style:family="table-column">
      <style:table-column-properties style:column-width="1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806in" table:align="margins"/>
    </style:style>
    <style:style style:name="Table2.A" style:family="table-column">
      <style:table-column-properties style:column-width="1.063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_33_e" style:display-name="3e" style:family="table">
      <style:table-properties style:width="6.3806in" table:align="margins"/>
    </style:style>
    <style:style style:name="_33_e.A" style:display-name="3e.A" style:family="table-column">
      <style:table-column-properties style:column-width="1.0632in" style:rel-column-width="10922*"/>
    </style:style>
    <style:style style:name="_33_e.A1" style:display-name="3e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e.F1" style:display-name="3e.F1" style:family="table-cell">
      <style:table-cell-properties fo:padding="0.0382in" fo:border="0.05pt solid #000000"/>
    </style:style>
    <style:style style:name="_33_e.A2" style:display-name="3e.A2" style:family="table-cell">
      <style:table-cell-properties fo:padding="0.0382in" fo:border-left="0.05pt solid #000000" fo:border-right="none" fo:border-top="none" fo:border-bottom="0.05pt solid #000000"/>
    </style:style>
    <style:style style:name="_33_e.F2" style:display-name="3e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ff5" officeooo:paragraph-rsid="00080ff5"/>
    </style:style>
    <style:style style:name="P2" style:family="paragraph" style:parent-style-name="Standard">
      <style:paragraph-properties fo:text-align="center" style:justify-single-word="false"/>
      <style:text-properties officeooo:rsid="00080ff5" officeooo:paragraph-rsid="00080ff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080ff5" officeooo:paragraph-rsid="00080ff5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80ff5" officeooo:paragraph-rsid="00080ff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feb61" officeooo:paragraph-rsid="000feb61"/>
    </style:style>
    <style:style style:name="P11" style:family="paragraph" style:parent-style-name="Table_20_Contents">
      <style:paragraph-properties fo:text-align="center" style:justify-single-word="false"/>
      <style:text-properties officeooo:rsid="0011696f" officeooo:paragraph-rsid="0011696f"/>
    </style:style>
    <style:style style:name="P12" style:family="paragraph" style:parent-style-name="Table_20_Contents">
      <style:paragraph-properties fo:text-align="center" style:justify-single-word="false"/>
      <style:text-properties officeooo:rsid="00138809" officeooo:paragraph-rsid="00138809"/>
    </style:style>
    <style:style style:name="P13" style:family="paragraph" style:parent-style-name="Table_20_Contents">
      <style:paragraph-properties fo:text-align="center" style:justify-single-word="false"/>
      <style:text-properties officeooo:rsid="00193a44" officeooo:paragraph-rsid="00193a44"/>
    </style:style>
    <style:style style:name="P14" style:family="paragraph" style:parent-style-name="Table_20_Contents">
      <style:paragraph-properties fo:text-align="center" style:justify-single-word="false"/>
      <style:text-properties officeooo:rsid="00193a44" officeooo:paragraph-rsid="0019bef0"/>
    </style:style>
    <style:style style:name="P15" style:family="paragraph" style:parent-style-name="Table_20_Contents">
      <style:paragraph-properties fo:text-align="center" style:justify-single-word="false"/>
      <style:text-properties officeooo:rsid="0019bef0" officeooo:paragraph-rsid="0019bef0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Frame_20_contents">
      <style:paragraph-properties fo:text-align="center" style:justify-single-word="false"/>
      <style:text-properties officeooo:rsid="001e9cac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21" style:family="paragraph" style:parent-style-name="Standard" style:list-style-name="L1">
      <style:paragraph-properties fo:text-align="start" style:justify-single-word="false" fo:break-before="page"/>
      <style:text-properties fo:font-style="normal" officeooo:rsid="00080ff5" officeooo:paragraph-rsid="00080ff5" style:font-style-asian="normal" style:font-style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1cdde0" officeooo:paragraph-rsid="001cdde0"/>
    </style:style>
    <style:style style:name="P24" style:family="paragraph" style:parent-style-name="Table_20_Contents">
      <style:paragraph-properties fo:text-align="center" style:justify-single-word="false"/>
      <style:text-properties officeooo:rsid="001e9cac" officeooo:paragraph-rsid="001e9cac"/>
    </style:style>
    <style:style style:name="P25" style:family="paragraph" style:parent-style-name="Table_20_Contents">
      <style:paragraph-properties fo:text-align="center" style:justify-single-word="false"/>
      <style:text-properties officeooo:rsid="002007be" officeooo:paragraph-rsid="002007be"/>
    </style:style>
    <style:style style:name="P26" style:family="paragraph" style:parent-style-name="Table_20_Contents">
      <style:paragraph-properties fo:text-align="center" style:justify-single-word="false"/>
      <style:text-properties officeooo:rsid="0020d8eb" officeooo:paragraph-rsid="0020d8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b61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officeooo:rsid="0019bef0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draw:fill="solid" style:shadow="none" draw:shadow-opacity="100%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2">HW 4</text:p>
      <text:list xml:id="list2180498434514797555" text:style-name="L1">
        <text:list-item>
          <text:p text:style-name="P18"><text:s/><text:span text:style-name="T1">Find the values of </text:span><text:span text:style-name="T1"><draw:frame draw:style-name="fr5" draw:name="Object1" text:anchor-type="as-char" svg:y="-0.1484in" svg:width="0.168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5" draw:name="Object2" text:anchor-type="as-char" svg:y="-0.1484in" svg:width="0.167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the expression </text:span><text:span text:style-name="T1"><draw:frame draw:style-name="fr5" draw:name="Object3" text:anchor-type="as-char" svg:y="-0.2925in" svg:width="1.8602in" svg:height="0.4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by using the “direct method.”</text:span></text:p>
        </text:list-item>
      </text:list>
      <text:p text:style-name="P3"/>
      <text:p text:style-name="P4"><draw:frame draw:style-name="fr1" draw:name="Frame1" text:anchor-type="paragraph" svg:width="6.5in" draw:z-index="3"><draw:text-box fo:min-height="6in"><text:p text:style-name="P7"><draw:frame draw:style-name="fr5" draw:name="Object18" text:anchor-type="as-char" svg:y="-2.598in" svg:width="5.3228in" svg:height="5.1661in" draw:z-index="16"><draw:object xlink:href="./Object 18" xlink:type="simple" xlink:show="embed" xlink:actuate="onLoad"/><draw:image xlink:href="./ObjectReplacements/Object 18" xlink:type="simple" xlink:show="embed" xlink:actuate="onLoad"/></draw:frame></text:p></draw:text-box></draw:frame></text:p>
      <text:list xml:id="list41102797287317" text:continue-numbering="true" text:style-name="L1">
        <text:list-item>
          <text:p text:style-name="P21"><text:s/><text:span text:style-name="T1">Use the 4</text:span><text:span text:style-name="T3">th</text:span><text:span text:style-name="T1"> order Runge-Kutta method for systems to approximate the solution of the following system of first-order differential equations for </text:span><text:span text:style-name="T1"><draw:frame draw:style-name="fr5" draw:name="Object4" text:anchor-type="as-char" svg:y="-0.1484in" svg:width="0.5866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nd </text:span><text:span text:style-name="T1"><draw:frame draw:style-name="fr5" draw:name="Object5" text:anchor-type="as-char" svg:y="-0.1484in" svg:width="0.5154in" svg:height="0.1839in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compare the results to the actual solution. </text:span></text:p>
        </text:list-item>
      </text:list>
      <text:p text:style-name="P5"><draw:frame draw:style-name="fr5" draw:name="Object11" text:anchor-type="as-char" svg:y="-0.2543in" svg:width="1.9555in" svg:height="0.4752in" draw:z-index="1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The initial conditions are </text:span><text:span text:style-name="T1"><draw:frame draw:style-name="fr5" draw:name="Object12" text:anchor-type="as-char" svg:y="-0.152in" svg:width="0.6571in" svg:height="0.2134in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1">and </text:span><text:span text:style-name="T1"><draw:frame draw:style-name="fr5" draw:name="Object13" text:anchor-type="as-char" svg:y="-0.152in" svg:width="0.6571in" svg:height="0.2134in" draw:z-index="20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For comparison, the exact solutions are <text:tab/></text:span><text:span text:style-name="T1"><draw:frame draw:style-name="fr5" draw:name="Object14" text:anchor-type="as-char" svg:y="-0.2437in" svg:width="1.6154in" svg:height="0.3929in" draw:z-index="21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nd </text:span><text:span text:style-name="T1"><draw:frame draw:style-name="fr5" draw:name="Object15" text:anchor-type="as-char" svg:y="-0.2437in" svg:width="1.7165in" svg:height="0.3929in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3"/>
      <text:list xml:id="list41101392867310" text:continue-numbering="true" text:style-name="L1">
        <text:list-item>
          <text:p text:style-name="P21"><text:span text:style-name="T1">Consider the initial value, ordinary differential equation, </text:span><text:span text:style-name="T1"><draw:frame draw:style-name="fr5" draw:name="Object6" text:anchor-type="as-char" svg:y="-0.1484in" svg:width="0.69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with </text:span><text:span text:style-name="T1"><draw:frame draw:style-name="fr5" draw:name="Object7" text:anchor-type="as-char" svg:y="-0.152in" svg:width="0.6299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Find </text:span><text:span text:style-name="T1"><draw:frame draw:style-name="fr5" draw:name="Object8" text:anchor-type="as-char" svg:y="-0.152in" svg:width="0.412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for </text:span><text:span text:style-name="T1"><draw:frame draw:style-name="fr5" draw:name="Object9" text:anchor-type="as-char" svg:y="-0.1484in" svg:width="0.74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with a step size of </text:span><text:span text:style-name="T1"><draw:frame draw:style-name="fr5" draw:name="Object10" text:anchor-type="as-char" svg:y="-0.1484in" svg:width="0.515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the following method</text:span><text:span text:style-name="T2">s</text:span><text:span text:style-name="T1">:</text:span></text:p>
          <text:list>
            <text:list-item>
              <text:p text:style-name="P19">Euler's Method</text:p>
            </text:list-item>
          </text:list>
        </text:list-item>
      </text:list>
      <text:p text:style-name="P6"><draw:frame draw:style-name="fr1" draw:name="Frame2" text:anchor-type="paragraph" svg:width="6.5in" draw:z-index="10"><draw:text-box fo:min-height="3in"><text:p text:style-name="P7"><draw:frame draw:style-name="fr5" draw:name="Object16" text:anchor-type="as-char" svg:y="-0.4319in" svg:width="2.9839in" svg:height="0.8043in" draw:z-index="23"><draw:object xlink:href="./Object 16" xlink:type="simple" xlink:show="embed" xlink:actuate="onLoad"/><draw:image xlink:href="./ObjectReplacements/Object 16" xlink:type="simple" xlink:show="embed" xlink:actuate="onLoad"/></draw:frame></text:p><text:p text:style-name="P7"/><table:table table:name="3a" table:style-name="_33_a"><table:table-column table:style-name="_33_a.A"/><table:table-column table:style-name="_33_a.B"/><table:table-column table:style-name="_33_a.C"/><table:table-row><table:table-cell table:style-name="_33_a.A1" office:value-type="string"><text:p text:style-name="P10"><draw:frame draw:style-name="fr5" draw:name="Object17" text:anchor-type="as-char" svg:y="-0.1484in" svg:width="0.1283in" svg:height="0.1839in" draw:z-index="24"><draw:object xlink:href="./Object 17" xlink:type="simple" xlink:show="embed" xlink:actuate="onLoad"/><draw:image xlink:href="./ObjectReplacements/Object 17" xlink:type="simple" xlink:show="embed" xlink:actuate="onLoad"/></draw:frame></text:p></table:table-cell><table:table-cell table:style-name="_33_a.A1" office:value-type="string"><text:p text:style-name="P10"><draw:frame draw:style-name="fr5" draw:name="Object19" text:anchor-type="as-char" svg:y="-0.1484in" svg:width="0.2in" svg:height="0.2091in" draw:z-index="25"><draw:object xlink:href="./Object 19" xlink:type="simple" xlink:show="embed" xlink:actuate="onLoad"/><draw:image xlink:href="./ObjectReplacements/Object 19" xlink:type="simple" xlink:show="embed" xlink:actuate="onLoad"/></draw:frame></text:p></table:table-cell><table:table-cell table:style-name="_33_a.C1" office:value-type="string"><text:p text:style-name="P9"><draw:frame draw:style-name="fr5" draw:name="Object20" text:anchor-type="as-char" svg:y="-0.1484in" svg:width="0.2134in" svg:height="0.2091in" draw:z-index="26"><draw:object xlink:href="./Object 20" xlink:type="simple" xlink:show="embed" xlink:actuate="onLoad"/><draw:image xlink:href="./ObjectReplacements/Object 20" xlink:type="simple" xlink:show="embed" xlink:actuate="onLoad"/></draw:frame></text:p></table:table-cell></table:table-row><table:table-row><table:table-cell table:style-name="_33_a.A2" office:value-type="string"><text:p text:style-name="P10">0</text:p></table:table-cell><table:table-cell table:style-name="_33_a.A2" office:value-type="string"><text:p text:style-name="P10">0</text:p></table:table-cell><table:table-cell table:style-name="_33_a.C2" office:value-type="string"><text:p text:style-name="P10">0</text:p></table:table-cell></table:table-row><table:table-row><table:table-cell table:style-name="_33_a.A2" office:value-type="string"><text:p text:style-name="P10">1</text:p></table:table-cell><table:table-cell table:style-name="_33_a.A2" office:value-type="string"><text:p text:style-name="P10">0.1</text:p></table:table-cell><table:table-cell table:style-name="_33_a.C2" office:value-type="string"><text:p text:style-name="P10"><draw:frame draw:style-name="fr5" draw:name="Object21" text:anchor-type="as-char" svg:y="-0.152in" svg:width="1.4661in" svg:height="0.1992in" draw:z-index="27"><draw:object xlink:href="./Object 21" xlink:type="simple" xlink:show="embed" xlink:actuate="onLoad"/><draw:image xlink:href="./ObjectReplacements/Object 21" xlink:type="simple" xlink:show="embed" xlink:actuate="onLoad"/></draw:frame></text:p></table:table-cell></table:table-row><table:table-row><table:table-cell table:style-name="_33_a.A2" office:value-type="string"><text:p text:style-name="P10">2</text:p></table:table-cell><table:table-cell table:style-name="_33_a.A2" office:value-type="string"><text:p text:style-name="P10">0.2</text:p></table:table-cell><table:table-cell table:style-name="_33_a.C2" office:value-type="string"><text:p text:style-name="P10"><draw:frame draw:style-name="fr5" draw:name="Object22" text:anchor-type="as-char" svg:y="-0.152in" svg:width="1.9602in" svg:height="0.1992in" draw:z-index="28"><draw:object xlink:href="./Object 22" xlink:type="simple" xlink:show="embed" xlink:actuate="onLoad"/><draw:image xlink:href="./ObjectReplacements/Object 22" xlink:type="simple" xlink:show="embed" xlink:actuate="onLoad"/></draw:frame></text:p></table:table-cell></table:table-row><table:table-row><table:table-cell table:style-name="_33_a.A2" office:value-type="string"><text:p text:style-name="P10">3</text:p></table:table-cell><table:table-cell table:style-name="_33_a.A2" office:value-type="string"><text:p text:style-name="P10">0.3</text:p></table:table-cell><table:table-cell table:style-name="_33_a.C2" office:value-type="string"><text:p text:style-name="P10"><draw:frame draw:style-name="fr5" draw:name="Object23" text:anchor-type="as-char" svg:y="-0.152in" svg:width="2.211in" svg:height="0.1992in" draw:z-index="29"><draw:object xlink:href="./Object 23" xlink:type="simple" xlink:show="embed" xlink:actuate="onLoad"/><draw:image xlink:href="./ObjectReplacements/Object 23" xlink:type="simple" xlink:show="embed" xlink:actuate="onLoad"/></draw:frame></text:p></table:table-cell></table:table-row><table:table-row><table:table-cell table:style-name="_33_a.A2" office:value-type="string"><text:p text:style-name="P11">4</text:p></table:table-cell><table:table-cell table:style-name="_33_a.A2" office:value-type="string"><text:p text:style-name="P11">0.4</text:p></table:table-cell><table:table-cell table:style-name="_33_a.C2" office:value-type="string"><text:p text:style-name="P10"><draw:frame draw:style-name="fr5" draw:name="Object24" text:anchor-type="as-char" svg:y="-0.152in" svg:width="2.4583in" svg:height="0.1992in" draw:z-index="30"><draw:object xlink:href="./Object 24" xlink:type="simple" xlink:show="embed" xlink:actuate="onLoad"/><draw:image xlink:href="./ObjectReplacements/Object 24" xlink:type="simple" xlink:show="embed" xlink:actuate="onLoad"/></draw:frame></text:p></table:table-cell></table:table-row><table:table-row><table:table-cell table:style-name="_33_a.A2" office:value-type="string"><text:p text:style-name="P11">5</text:p></table:table-cell><table:table-cell table:style-name="_33_a.A2" office:value-type="string"><text:p text:style-name="P11">0.5</text:p></table:table-cell><table:table-cell table:style-name="_33_a.C2" office:value-type="string"><text:p text:style-name="P10"><draw:frame draw:style-name="fr5" draw:name="Object25" text:anchor-type="as-char" svg:y="-0.152in" svg:width="2.6972in" svg:height="0.1992in" draw:z-index="31"><draw:object xlink:href="./Object 25" xlink:type="simple" xlink:show="embed" xlink:actuate="onLoad"/><draw:image xlink:href="./ObjectReplacements/Object 25" xlink:type="simple" xlink:show="embed" xlink:actuate="onLoad"/></draw:frame></text:p></table:table-cell></table:table-row></table:table><text:p text:style-name="P7"/></draw:text-box></draw:frame></text:p>
      <text:list xml:id="list41101276086733" text:continue-numbering="true" text:style-name="L1">
        <text:list-item>
          <text:list>
            <text:list-item>
              <text:p text:style-name="P18"><text:span text:style-name="T1">4</text:span><text:span text:style-name="T3">th</text:span><text:span text:style-name="T1"> order Runge-Kutta</text:span></text:p>
            </text:list-item>
          </text:list>
        </text:list-item>
      </text:list>
      <text:p text:style-name="P6"><draw:frame draw:style-name="fr2" draw:name="Frame3" text:anchor-type="paragraph" svg:x="0.2126in" svg:y="0.0791in" svg:width="6.5in" draw:z-index="11"><draw:text-box fo:min-height="3in"><text:p text:style-name="P7"><draw:frame draw:style-name="fr5" draw:name="Object26" text:anchor-type="as-char" svg:y="-1.1681in" svg:width="3.9752in" svg:height="2.2772in" draw:z-index="32"><draw:object xlink:href="./Object 26" xlink:type="simple" xlink:show="embed" xlink:actuate="onLoad"/><draw:image xlink:href="./ObjectReplacements/Object 26" xlink:type="simple" xlink:show="embed" xlink:actuate="onLoad"/></draw:frame></text:p><table:table table:name="3b" table:style-name="_33_b"><table:table-column table:style-name="_33_b.A"/><table:table-column table:style-name="_33_b.B"/><table:table-column table:style-name="_33_b.C"/><table:table-column table:style-name="_33_b.D"/><table:table-column table:style-name="_33_b.C"/><table:table-column table:style-name="_33_b.F" table:number-columns-repeated="2"/><table:table-column table:style-name="_33_b.H"/><table:table-row><table:table-cell table:style-name="_33_b.A1" office:value-type="string"><text:p text:style-name="P9"><draw:frame draw:style-name="fr5" draw:name="Object27" text:anchor-type="as-char" svg:y="-0.1484in" svg:width="0.1283in" svg:height="0.1839in" draw:z-index="33"><draw:object xlink:href="./Object 27" xlink:type="simple" xlink:show="embed" xlink:actuate="onLoad"/><draw:image xlink:href="./ObjectReplacements/Object 27" xlink:type="simple" xlink:show="embed" xlink:actuate="onLoad"/></draw:frame></text:p></table:table-cell><table:table-cell table:style-name="_33_b.A1" office:value-type="string"><text:p text:style-name="P9"><draw:frame draw:style-name="fr5" draw:name="Object28" text:anchor-type="as-char" svg:y="-0.1484in" svg:width="0.2in" svg:height="0.2091in" draw:z-index="34"><draw:object xlink:href="./Object 28" xlink:type="simple" xlink:show="embed" xlink:actuate="onLoad"/><draw:image xlink:href="./ObjectReplacements/Object 28" xlink:type="simple" xlink:show="embed" xlink:actuate="onLoad"/></draw:frame></text:p></table:table-cell><table:table-cell table:style-name="_33_b.A1" office:value-type="string"><text:p text:style-name="P9"><draw:frame draw:style-name="fr5" draw:name="Object29" text:anchor-type="as-char" svg:y="-0.1484in" svg:width="0.2134in" svg:height="0.2091in" draw:z-index="35"><draw:object xlink:href="./Object 29" xlink:type="simple" xlink:show="embed" xlink:actuate="onLoad"/><draw:image xlink:href="./ObjectReplacements/Object 29" xlink:type="simple" xlink:show="embed" xlink:actuate="onLoad"/></draw:frame></text:p></table:table-cell><table:table-cell table:style-name="_33_b.A1" office:value-type="string"><text:p text:style-name="P9"><draw:frame draw:style-name="fr5" draw:name="Object30" text:anchor-type="as-char" svg:y="-0.1484in" svg:width="0.2165in" svg:height="0.2091in" draw:z-index="36"><draw:object xlink:href="./Object 30" xlink:type="simple" xlink:show="embed" xlink:actuate="onLoad"/><draw:image xlink:href="./ObjectReplacements/Object 30" xlink:type="simple" xlink:show="embed" xlink:actuate="onLoad"/></draw:frame></text:p></table:table-cell><table:table-cell table:style-name="_33_b.A1" office:value-type="string"><text:p text:style-name="P9"><draw:frame draw:style-name="fr5" draw:name="Object31" text:anchor-type="as-char" svg:y="-0.1484in" svg:width="0.2173in" svg:height="0.2091in" draw:z-index="37"><draw:object xlink:href="./Object 31" xlink:type="simple" xlink:show="embed" xlink:actuate="onLoad"/><draw:image xlink:href="./ObjectReplacements/Object 31" xlink:type="simple" xlink:show="embed" xlink:actuate="onLoad"/></draw:frame></text:p></table:table-cell><table:table-cell table:style-name="_33_b.A1" office:value-type="string"><text:p text:style-name="P9"><draw:frame draw:style-name="fr5" draw:name="Object32" text:anchor-type="as-char" svg:y="-0.1484in" svg:width="0.2181in" svg:height="0.2091in" draw:z-index="38"><draw:object xlink:href="./Object 32" xlink:type="simple" xlink:show="embed" xlink:actuate="onLoad"/><draw:image xlink:href="./ObjectReplacements/Object 32" xlink:type="simple" xlink:show="embed" xlink:actuate="onLoad"/></draw:frame></text:p></table:table-cell><table:table-cell table:style-name="_33_b.A1" office:value-type="string"><text:p text:style-name="P12"><draw:frame draw:style-name="fr5" draw:name="Object33" text:anchor-type="as-char" svg:y="-0.1484in" svg:width="0.2228in" svg:height="0.2091in" draw:z-index="39"><draw:object xlink:href="./Object 33" xlink:type="simple" xlink:show="embed" xlink:actuate="onLoad"/><draw:image xlink:href="./ObjectReplacements/Object 33" xlink:type="simple" xlink:show="embed" xlink:actuate="onLoad"/></draw:frame></text:p></table:table-cell><table:table-cell table:style-name="_33_b.H1" office:value-type="string"><text:p text:style-name="P12"><draw:frame draw:style-name="fr5" draw:name="Object34" text:anchor-type="as-char" svg:y="-0.1484in" svg:width="0.3311in" svg:height="0.2091in" draw:z-index="40"><draw:object xlink:href="./Object 34" xlink:type="simple" xlink:show="embed" xlink:actuate="onLoad"/><draw:image xlink:href="./ObjectReplacements/Object 34" xlink:type="simple" xlink:show="embed" xlink:actuate="onLoad"/></draw:frame></text:p></table:table-cell></table:table-row><table:table-row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H2" office:value-type="string"><text:p text:style-name="P12">0</text:p></table:table-cell></table:table-row><table:table-row table:style-name="_33_b.3"><table:table-cell table:style-name="_33_b.A2" office:value-type="string"><text:p text:style-name="P12">1</text:p></table:table-cell><table:table-cell table:style-name="_33_b.A2" office:value-type="string"><text:p text:style-name="P12">0.1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.005</text:p></table:table-cell><table:table-cell table:style-name="_33_b.A2" office:value-type="string"><text:p text:style-name="P12">0.00525</text:p></table:table-cell><table:table-cell table:style-name="_33_b.A2" office:value-type="string"><text:p text:style-name="P12">0.010525</text:p></table:table-cell><table:table-cell table:style-name="_33_b.H2" office:value-type="string"><text:p text:style-name="P12">0.00517083</text:p></table:table-cell></table:table-row><table:table-row><table:table-cell table:style-name="_33_b.A2" office:value-type="string"><text:p text:style-name="P12">2</text:p></table:table-cell><table:table-cell table:style-name="_33_b.A2" office:value-type="string"><text:p text:style-name="P12">0.2</text:p></table:table-cell><table:table-cell table:style-name="_33_b.A2" office:value-type="string"><text:p text:style-name="P12">0.00517083</text:p></table:table-cell><table:table-cell table:style-name="_33_b.A2" office:value-type="string"><text:p text:style-name="P12">0.0105171</text:p></table:table-cell><table:table-cell table:style-name="_33_b.A2" office:value-type="string"><text:p text:style-name="P12">0.0160429</text:p></table:table-cell><table:table-cell table:style-name="_33_b.A2" office:value-type="string"><text:p text:style-name="P12">0.0163192</text:p></table:table-cell><table:table-cell table:style-name="_33_b.A2" office:value-type="string"><text:p text:style-name="P12">0.022149</text:p></table:table-cell><table:table-cell table:style-name="_33_b.H2" office:value-type="string"><text:p text:style-name="P12">0.0214026</text:p></table:table-cell></table:table-row><table:table-row><table:table-cell table:style-name="_33_b.A2" office:value-type="string"><text:p text:style-name="P12">3</text:p></table:table-cell><table:table-cell table:style-name="_33_b.A2" office:value-type="string"><text:p text:style-name="P12">0.3</text:p></table:table-cell><table:table-cell table:style-name="_33_b.A2" office:value-type="string"><text:p text:style-name="P12">0.0214026</text:p></table:table-cell><table:table-cell table:style-name="_33_b.A2" office:value-type="string"><text:p text:style-name="P12">0.0221403</text:p></table:table-cell><table:table-cell table:style-name="_33_b.A2" office:value-type="string"><text:p text:style-name="P12">0.0282473</text:p></table:table-cell><table:table-cell table:style-name="_33_b.A2" office:value-type="string"><text:p text:style-name="P12">0.0285526</text:p></table:table-cell><table:table-cell table:style-name="_33_b.A2" office:value-type="string"><text:p text:style-name="P12">0.0349955</text:p></table:table-cell><table:table-cell table:style-name="_33_b.H2" office:value-type="string"><text:p text:style-name="P12">0.0498585</text:p></table:table-cell></table:table-row><table:table-row><table:table-cell table:style-name="_33_b.A2" office:value-type="string"><text:p text:style-name="P12">4</text:p></table:table-cell><table:table-cell table:style-name="_33_b.A2" office:value-type="string"><text:p text:style-name="P12">0.4</text:p></table:table-cell><table:table-cell table:style-name="_33_b.A2" office:value-type="string"><text:p text:style-name="P12">0.0498585</text:p></table:table-cell><table:table-cell table:style-name="_33_b.A2" office:value-type="string"><text:p text:style-name="P12">0.0349858</text:p></table:table-cell><table:table-cell table:style-name="_33_b.A2" office:value-type="string"><text:p text:style-name="P12">0.0417351</text:p></table:table-cell><table:table-cell table:style-name="_33_b.A2" office:value-type="string"><text:p text:style-name="P12">0.0420726</text:p></table:table-cell><table:table-cell table:style-name="_33_b.A2" office:value-type="string"><text:p text:style-name="P12">0.0491931</text:p></table:table-cell><table:table-cell table:style-name="_33_b.H2" office:value-type="string"><text:p text:style-name="P12">0.0918242</text:p></table:table-cell></table:table-row><table:table-row><table:table-cell table:style-name="_33_b.A2" office:value-type="string"><text:p text:style-name="P12">5</text:p></table:table-cell><table:table-cell table:style-name="_33_b.A2" office:value-type="string"><text:p text:style-name="P12">0.5</text:p></table:table-cell><table:table-cell table:style-name="_33_b.A2" office:value-type="string"><text:p text:style-name="P12">0.0918242</text:p></table:table-cell><table:table-cell table:style-name="_33_b.A2" office:value-type="string"><text:p text:style-name="P12">0.0491824</text:p></table:table-cell><table:table-cell table:style-name="_33_b.A2" office:value-type="string"><text:p text:style-name="P12">0.0566415</text:p></table:table-cell><table:table-cell table:style-name="_33_b.A2" office:value-type="string"><text:p text:style-name="P12">0.0570145</text:p></table:table-cell><table:table-cell table:style-name="_33_b.A2" office:value-type="string"><text:p text:style-name="P12">0.0648839</text:p></table:table-cell><table:table-cell table:style-name="_33_b.H2" office:value-type="string"><text:p text:style-name="P12">0.148721</text:p></table:table-cell></table:table-row></table:table><text:p text:style-name="P7"/><text:p text:style-name="P7"/></draw:text-box></draw:frame></text:p>
      <text:list xml:id="list41101739144114" text:continue-numbering="true" text:style-name="L1">
        <text:list-item>
          <text:list>
            <text:list-item>
              <text:p text:style-name="P19"><text:soft-page-break/>Adams-Bashforth 2-step</text:p>
            </text:list-item>
          </text:list>
        </text:list-item>
      </text:list>
      <text:p text:style-name="P6"><draw:frame draw:style-name="fr1" draw:name="Frame4" text:anchor-type="paragraph" svg:width="6.5in" draw:z-index="12"><draw:text-box fo:min-height="3in"><text:p text:style-name="P7"><draw:frame draw:style-name="fr5" draw:name="Object35" text:anchor-type="as-char" svg:y="-0.6189in" svg:width="3.9575in" svg:height="1.178in" draw:z-index="41"><draw:object xlink:href="./Object 35" xlink:type="simple" xlink:show="embed" xlink:actuate="onLoad"/><draw:image xlink:href="./ObjectReplacements/Object 35" xlink:type="simple" xlink:show="embed" xlink:actuate="onLoad"/></draw:frame></text:p><table:table table:name="Table1" table:style-name="Table1"><table:table-column table:style-name="Table1.A"/><table:table-column table:style-name="Table1.B"/><table:table-column table:style-name="Table1.C"/><table:table-column table:style-name="Table1.B"/><table:table-column table:style-name="Table1.E"/><table:table-column table:style-name="Table1.F"/><table:table-column table:style-name="Table1.G"/><table:table-row><table:table-cell table:style-name="Table1.A1" office:value-type="string"><text:p text:style-name="P13"><draw:frame draw:style-name="fr5" draw:name="Object36" text:anchor-type="as-char" svg:y="-0.1484in" svg:width="0.1283in" svg:height="0.1846in" draw:z-index="42"><draw:object xlink:href="./Object 36" xlink:type="simple" xlink:show="embed" xlink:actuate="onLoad"/><draw:image xlink:href="./ObjectReplacements/Object 36" xlink:type="simple" xlink:show="embed" xlink:actuate="onLoad"/></draw:frame></text:p></table:table-cell><table:table-cell table:style-name="Table1.A1" office:value-type="string"><text:p text:style-name="P9"><draw:frame draw:style-name="fr5" draw:name="Object37" text:anchor-type="as-char" svg:y="-0.1484in" svg:width="0.2008in" svg:height="0.2098in" draw:z-index="43"><draw:object xlink:href="./Object 37" xlink:type="simple" xlink:show="embed" xlink:actuate="onLoad"/><draw:image xlink:href="./ObjectReplacements/Object 37" xlink:type="simple" xlink:show="embed" xlink:actuate="onLoad"/></draw:frame></text:p></table:table-cell><table:table-cell table:style-name="Table1.A1" office:value-type="string"><text:p text:style-name="P9"><draw:frame draw:style-name="fr5" draw:name="Object38" text:anchor-type="as-char" svg:y="-0.1484in" svg:width="0.2138in" svg:height="0.2098in" draw:z-index="44"><draw:object xlink:href="./Object 38" xlink:type="simple" xlink:show="embed" xlink:actuate="onLoad"/><draw:image xlink:href="./ObjectReplacements/Object 38" xlink:type="simple" xlink:show="embed" xlink:actuate="onLoad"/></draw:frame></text:p></table:table-cell><table:table-cell table:style-name="Table1.A1" office:value-type="string"><text:p text:style-name="P9"><draw:frame draw:style-name="fr5" draw:name="Object39" text:anchor-type="as-char" svg:y="-0.1484in" svg:width="0.3339in" svg:height="0.2098in" draw:z-index="45"><draw:object xlink:href="./Object 39" xlink:type="simple" xlink:show="embed" xlink:actuate="onLoad"/><draw:image xlink:href="./ObjectReplacements/Object 39" xlink:type="simple" xlink:show="embed" xlink:actuate="onLoad"/></draw:frame></text:p></table:table-cell><table:table-cell table:style-name="Table1.A1" office:value-type="string"><text:p text:style-name="P13"><draw:frame draw:style-name="fr5" draw:name="Object40" text:anchor-type="as-char" svg:y="-0.152in" svg:width="0.6311in" svg:height="0.2134in" draw:z-index="46"><draw:object xlink:href="./Object 40" xlink:type="simple" xlink:show="embed" xlink:actuate="onLoad"/><draw:image xlink:href="./ObjectReplacements/Object 40" xlink:type="simple" xlink:show="embed" xlink:actuate="onLoad"/></draw:frame></text:p></table:table-cell><table:table-cell table:style-name="Table1.A1" office:value-type="string"><text:p text:style-name="P9"><draw:frame draw:style-name="fr5" draw:name="Object41" text:anchor-type="as-char" svg:y="-0.152in" svg:width="0.898in" svg:height="0.2134in" draw:z-index="47"><draw:object xlink:href="./Object 41" xlink:type="simple" xlink:show="embed" xlink:actuate="onLoad"/><draw:image xlink:href="./ObjectReplacements/Object 41" xlink:type="simple" xlink:show="embed" xlink:actuate="onLoad"/></draw:frame></text:p></table:table-cell><table:table-cell table:style-name="Table1.G1" office:value-type="string"><text:p text:style-name="P9"><draw:frame draw:style-name="fr5" draw:name="Object42" text:anchor-type="as-char" svg:y="-0.1484in" svg:width="0.3319in" svg:height="0.2098in" draw:z-index="48"><draw:object xlink:href="./Object 42" xlink:type="simple" xlink:show="embed" xlink:actuate="onLoad"/><draw:image xlink:href="./ObjectReplacements/Object 42" xlink:type="simple" xlink:show="embed" xlink:actuate="onLoad"/></draw:frame></text:p></table:table-cell></table:table-row><table:table-row><table:table-cell table:style-name="Table1.A2" office:value-type="string"><text:p text:style-name="P13">0</text:p></table:table-cell><table:table-cell table:style-name="Table1.A2" office:value-type="string"><text:p text:style-name="P13">0</text:p></table:table-cell><table:table-cell table:style-name="Table1.A2" office:value-type="string"><text:p text:style-name="P13">0</text:p></table:table-cell><table:table-cell table:style-name="Table1.A2" office:value-type="string"><text:p text:style-name="P13">NA</text:p></table:table-cell><table:table-cell table:style-name="Table1.A2" office:value-type="string"><text:p text:style-name="P13">NA</text:p></table:table-cell><table:table-cell table:style-name="Table1.A2" office:value-type="string"><text:p text:style-name="P13">NA</text:p></table:table-cell><table:table-cell table:style-name="Table1.G2" office:value-type="string"><text:p text:style-name="P15">0</text:p></table:table-cell></table:table-row><table:table-row><table:table-cell table:style-name="Table1.A2" office:value-type="string"><text:p text:style-name="P13">1</text:p></table:table-cell><table:table-cell table:style-name="Table1.A2" office:value-type="string"><text:p text:style-name="P13">0.1</text:p></table:table-cell><table:table-cell table:style-name="Table1.A2" office:value-type="string"><text:p text:style-name="P15">0</text:p></table:table-cell><table:table-cell table:style-name="Table1.A2" office:value-type="string"><text:p text:style-name="P13">0</text:p></table:table-cell><table:table-cell table:style-name="Table1.A2" office:value-type="string"><text:p text:style-name="P13">0.105</text:p></table:table-cell><table:table-cell table:style-name="Table1.A2" office:value-type="string"><text:p text:style-name="P13">0</text:p></table:table-cell><table:table-cell table:style-name="Table1.G2" office:value-type="string"><text:p text:style-name="P15">0.005</text:p></table:table-cell></table:table-row><table:table-row><table:table-cell table:style-name="Table1.A2" office:value-type="string"><text:p text:style-name="P13">2</text:p></table:table-cell><table:table-cell table:style-name="Table1.A2" office:value-type="string"><text:p text:style-name="P13">0.2</text:p></table:table-cell><table:table-cell table:style-name="Table1.A2" office:value-type="string"><text:p text:style-name="P15">0.005</text:p></table:table-cell><table:table-cell table:style-name="Table1.A2" office:value-type="string"><text:p text:style-name="P13">0.1</text:p></table:table-cell><table:table-cell table:style-name="Table1.A2" office:value-type="string"><text:p text:style-name="P13">0.12075</text:p></table:table-cell><table:table-cell table:style-name="Table1.A2" office:value-type="string"><text:p text:style-name="P13">0.105</text:p></table:table-cell><table:table-cell table:style-name="Table1.G2" office:value-type="string"><text:p text:style-name="P15">0.02075</text:p></table:table-cell></table:table-row><table:table-row><table:table-cell table:style-name="Table1.A2" office:value-type="string"><text:p text:style-name="P13">3</text:p></table:table-cell><table:table-cell table:style-name="Table1.A2" office:value-type="string"><text:p text:style-name="P13">0.3</text:p></table:table-cell><table:table-cell table:style-name="Table1.A2" office:value-type="string"><text:p text:style-name="P13">0.<text:span text:style-name="T4">02075</text:span></text:p></table:table-cell><table:table-cell table:style-name="Table1.A2" office:value-type="string"><text:p text:style-name="P13">0.2</text:p></table:table-cell><table:table-cell table:style-name="Table1.A2" office:value-type="string"><text:p text:style-name="P13">0.2486125</text:p></table:table-cell><table:table-cell table:style-name="Table1.A2" office:value-type="string"><text:p text:style-name="P13">0.12075</text:p></table:table-cell><table:table-cell table:style-name="Table1.G2" office:value-type="string"><text:p text:style-name="P15">0.0486125</text:p></table:table-cell></table:table-row><table:table-row><table:table-cell table:style-name="Table1.A2" office:value-type="string"><text:p text:style-name="P13">4</text:p></table:table-cell><table:table-cell table:style-name="Table1.A2" office:value-type="string"><text:p text:style-name="P13">0.4</text:p></table:table-cell><table:table-cell table:style-name="Table1.A2" office:value-type="string"><text:p text:style-name="P15">0.0486125</text:p></table:table-cell><table:table-cell table:style-name="Table1.A2" office:value-type="string"><text:p text:style-name="P15">0.3</text:p></table:table-cell><table:table-cell table:style-name="Table1.A2" office:value-type="string"><text:p text:style-name="P15">0.3486125</text:p></table:table-cell><table:table-cell table:style-name="Table1.A2" office:value-type="string"><text:p text:style-name="P14">0.2486125</text:p></table:table-cell><table:table-cell table:style-name="Table1.G2" office:value-type="string"><text:p text:style-name="P15">0.0898669</text:p></table:table-cell></table:table-row><table:table-row><table:table-cell table:style-name="Table1.A2" office:value-type="string"><text:p text:style-name="P13">5</text:p></table:table-cell><table:table-cell table:style-name="Table1.A2" office:value-type="string"><text:p text:style-name="P13">0.5</text:p></table:table-cell><table:table-cell table:style-name="Table1.A2" office:value-type="string"><text:p text:style-name="P15">0.0898669</text:p></table:table-cell><table:table-cell table:style-name="Table1.A2" office:value-type="string"><text:p text:style-name="P15">0.4</text:p></table:table-cell><table:table-cell table:style-name="Table1.A2" office:value-type="string"><text:p text:style-name="P15">0.4898669</text:p></table:table-cell><table:table-cell table:style-name="Table1.A2" office:value-type="string"><text:p text:style-name="P15">0.3486125</text:p></table:table-cell><table:table-cell table:style-name="Table1.G2" office:value-type="string"><text:p text:style-name="P15">0.145916</text:p></table:table-cell></table:table-row></table:table><text:p text:style-name="P7"><draw:frame draw:style-name="fr5" draw:name="Object43" text:anchor-type="as-char" svg:y="-0.4516in" svg:width="5.9374in" svg:height="0.8429in" draw:z-index="49"><draw:object xlink:href="./Object 43" xlink:type="simple" xlink:show="embed" xlink:actuate="onLoad"/><draw:image xlink:href="./ObjectReplacements/Object 43" xlink:type="simple" xlink:show="embed" xlink:actuate="onLoad"/></draw:frame></text:p></draw:text-box></draw:frame></text:p>
      <text:list xml:id="list41101998404239" text:continue-numbering="true" text:style-name="L1">
        <text:list-item>
          <text:list>
            <text:list-item>
              <text:p text:style-name="P19">Adams-Moulton 2-step</text:p>
            </text:list-item>
          </text:list>
        </text:list-item>
      </text:list>
      <text:p text:style-name="P6"><draw:frame draw:style-name="fr1" draw:name="Frame5" text:anchor-type="paragraph" svg:width="6.5in" draw:z-index="13"><draw:text-box fo:min-height="3in"><text:p text:style-name="P7"><draw:frame draw:style-name="fr6" draw:name="Object44" text:anchor-type="as-char" svg:y="-2.1661in" svg:width="5.8374in" svg:height="4.272in" draw:z-index="50"><draw:object xlink:href="./Object 44" xlink:type="simple" xlink:show="embed" xlink:actuate="onLoad"/><draw:image xlink:href="./ObjectReplacements/Object 44" xlink:type="simple" xlink:show="embed" xlink:actuate="onLoad"/></draw:frame></text:p></draw:text-box></draw:frame></text:p>
      <text:p text:style-name="P6"><draw:frame draw:style-name="fr1" draw:name="Frame8" text:anchor-type="paragraph" svg:width="6.5in" draw:z-index="51"><draw:text-box fo:min-height="3in"><text:p text:style-name="P7"><draw:frame draw:style-name="fr6" draw:name="Object45" text:anchor-type="as-char" svg:y="-0.7571in" svg:width="5.611in" svg:height="1.4591in" draw:z-index="52"><draw:object xlink:href="./Object 45" xlink:type="simple" xlink:show="embed" xlink:actuate="onLoad"/><draw:image xlink:href="./ObjectReplacements/Object 45" xlink:type="simple" xlink:show="embed" xlink:actuate="onLoad"/></draw:frame></text:p><table:table table:name="Table2" table:style-name="Table2"><table:table-column table:style-name="Table2.A" table:number-columns-repeated="6"/><table:table-row><table:table-cell table:style-name="Table2.A1" office:value-type="string"><text:p text:style-name="P9"><draw:frame draw:style-name="fr6" draw:name="Object46" text:anchor-type="as-char" svg:y="-0.1484in" svg:width="0.1283in" svg:height="0.1839in" draw:z-index="53"><draw:object xlink:href="./Object 46" xlink:type="simple" xlink:show="embed" xlink:actuate="onLoad"/><draw:image xlink:href="./ObjectReplacements/Object 46" xlink:type="simple" xlink:show="embed" xlink:actuate="onLoad"/></draw:frame></text:p></table:table-cell><table:table-cell table:style-name="Table2.A1" office:value-type="string"><text:p text:style-name="P9"><draw:frame draw:style-name="fr6" draw:name="Object47" text:anchor-type="as-char" svg:y="-0.1484in" svg:width="0.3335in" svg:height="0.2098in" draw:z-index="54"><draw:object xlink:href="./Object 47" xlink:type="simple" xlink:show="embed" xlink:actuate="onLoad"/><draw:image xlink:href="./ObjectReplacements/Object 47" xlink:type="simple" xlink:show="embed" xlink:actuate="onLoad"/></draw:frame></text:p></table:table-cell><table:table-cell table:style-name="Table2.A1" office:value-type="string"><text:p text:style-name="P9"><draw:frame draw:style-name="fr6" draw:name="Object48" text:anchor-type="as-char" svg:y="-0.1484in" svg:width="0.3465in" svg:height="0.2098in" draw:z-index="55"><draw:object xlink:href="./Object 48" xlink:type="simple" xlink:show="embed" xlink:actuate="onLoad"/><draw:image xlink:href="./ObjectReplacements/Object 48" xlink:type="simple" xlink:show="embed" xlink:actuate="onLoad"/></draw:frame></text:p></table:table-cell><table:table-cell table:style-name="Table2.A1" office:value-type="string"><text:p text:style-name="P9"><draw:frame draw:style-name="fr6" draw:name="Object49" text:anchor-type="as-char" svg:y="-0.1484in" svg:width="0.2in" svg:height="0.2098in" draw:z-index="56"><draw:object xlink:href="./Object 49" xlink:type="simple" xlink:show="embed" xlink:actuate="onLoad"/><draw:image xlink:href="./ObjectReplacements/Object 49" xlink:type="simple" xlink:show="embed" xlink:actuate="onLoad"/></draw:frame></text:p></table:table-cell><table:table-cell table:style-name="Table2.A1" office:value-type="string"><text:p text:style-name="P9"><draw:frame draw:style-name="fr6" draw:name="Object50" text:anchor-type="as-char" svg:y="-0.1484in" svg:width="0.2134in" svg:height="0.2098in" draw:z-index="57"><draw:object xlink:href="./Object 50" xlink:type="simple" xlink:show="embed" xlink:actuate="onLoad"/><draw:image xlink:href="./ObjectReplacements/Object 50" xlink:type="simple" xlink:show="embed" xlink:actuate="onLoad"/></draw:frame></text:p></table:table-cell><table:table-cell table:style-name="Table2.F1" office:value-type="string"><text:p text:style-name="P9"><draw:frame draw:style-name="fr6" draw:name="Object51" text:anchor-type="as-char" svg:y="-0.1484in" svg:width="0.3311in" svg:height="0.2098in" draw:z-index="58"><draw:object xlink:href="./Object 51" xlink:type="simple" xlink:show="embed" xlink:actuate="onLoad"/><draw:image xlink:href="./ObjectReplacements/Object 51" xlink:type="simple" xlink:show="embed" xlink:actuate="onLoad"/></draw:frame></text:p></table:table-cell></table:table-row><table:table-row><table:table-cell table:style-name="Table2.A2" office:value-type="string"><text:p text:style-name="P23">0</text:p></table:table-cell><table:table-cell table:style-name="Table2.A2" office:value-type="string"><text:p text:style-name="P23">NA</text:p></table:table-cell><table:table-cell table:style-name="Table2.A2" office:value-type="string"><text:p text:style-name="P23">NA</text:p></table:table-cell><table:table-cell table:style-name="Table2.A2" office:value-type="string"><text:p text:style-name="P23">0</text:p></table:table-cell><table:table-cell table:style-name="Table2.A2" office:value-type="string"><text:p text:style-name="P23">0</text:p></table:table-cell><table:table-cell table:style-name="Table2.F2" office:value-type="string"><text:p text:style-name="P23">NA</text:p></table:table-cell></table:table-row><table:table-row><table:table-cell table:style-name="Table2.A2" office:value-type="string"><text:p text:style-name="P23">1</text:p></table:table-cell><table:table-cell table:style-name="Table2.A2" office:value-type="string"><text:p text:style-name="P23">0</text:p></table:table-cell><table:table-cell table:style-name="Table2.A2" office:value-type="string"><text:p text:style-name="P23">0</text:p></table:table-cell><table:table-cell table:style-name="Table2.A2" office:value-type="string"><text:p text:style-name="P23">0.1</text:p></table:table-cell><table:table-cell table:style-name="Table2.A2" office:value-type="string"><text:p text:style-name="P23">0.005</text:p></table:table-cell><table:table-cell table:style-name="Table2.F2" office:value-type="string"><text:p text:style-name="P24">0.0212174</text:p></table:table-cell></table:table-row><table:table-row><table:table-cell table:style-name="Table2.A2" office:value-type="string"><text:p text:style-name="P24">2</text:p></table:table-cell><table:table-cell table:style-name="Table2.A2" office:value-type="string"><text:p text:style-name="P24">0.1</text:p></table:table-cell><table:table-cell table:style-name="Table2.A2" office:value-type="string"><text:p text:style-name="P24">0.005</text:p></table:table-cell><table:table-cell table:style-name="Table2.A2" office:value-type="string"><text:p text:style-name="P24">0.2</text:p></table:table-cell><table:table-cell table:style-name="Table2.A2" office:value-type="string"><text:p text:style-name="P24">0.0212174</text:p></table:table-cell><table:table-cell table:style-name="Table2.F2" office:value-type="string"><text:p text:style-name="P24">0.0496594</text:p></table:table-cell></table:table-row><table:table-row><table:table-cell table:style-name="Table2.A2" office:value-type="string"><text:p text:style-name="P24">3</text:p></table:table-cell><table:table-cell table:style-name="Table2.A2" office:value-type="string"><text:p text:style-name="P24">0.2</text:p></table:table-cell><table:table-cell table:style-name="Table2.A2" office:value-type="string"><text:p text:style-name="P24">0.0212174</text:p></table:table-cell><table:table-cell table:style-name="Table2.A2" office:value-type="string"><text:p text:style-name="P24">0.3</text:p></table:table-cell><table:table-cell table:style-name="Table2.A2" office:value-type="string"><text:p text:style-name="P24">0.0496594</text:p></table:table-cell><table:table-cell table:style-name="Table2.F2" office:value-type="string"><text:p text:style-name="P24">0.0916103</text:p></table:table-cell></table:table-row><table:table-row><table:table-cell table:style-name="Table2.A2" office:value-type="string"><text:p text:style-name="P24">4</text:p></table:table-cell><table:table-cell table:style-name="Table2.A2" office:value-type="string"><text:p text:style-name="P24">0.3</text:p></table:table-cell><table:table-cell table:style-name="Table2.A2" office:value-type="string"><text:p text:style-name="P24">0.0496594</text:p></table:table-cell><table:table-cell table:style-name="Table2.A2" office:value-type="string"><text:p text:style-name="P24">0.4</text:p></table:table-cell><table:table-cell table:style-name="Table2.A2" office:value-type="string"><text:p text:style-name="P24">0.0916103</text:p></table:table-cell><table:table-cell table:style-name="Table2.F2" office:value-type="string"><text:p text:style-name="P24">0.148491</text:p></table:table-cell></table:table-row></table:table><text:p text:style-name="P17"/><text:p text:style-name="P17"><draw:frame draw:style-name="fr6" draw:name="Object52" text:anchor-type="as-char" svg:y="-0.761in" svg:width="2.6409in" svg:height="1.4752in" draw:z-index="59"><draw:object xlink:href="./Object 52" xlink:type="simple" xlink:show="embed" xlink:actuate="onLoad"/><draw:image xlink:href="./ObjectReplacements/Object 52" xlink:type="simple" xlink:show="embed" xlink:actuate="onLoad"/></draw:frame></text:p></draw:text-box></draw:frame><text:soft-page-break/></text:p>
      <text:list xml:id="list41101834310155" text:continue-numbering="true" text:style-name="L1">
        <text:list-item>
          <text:list>
            <text:list-item>
              <text:p text:style-name="P19">Improved Euler</text:p>
            </text:list-item>
          </text:list>
        </text:list-item>
      </text:list>
      <text:p text:style-name="P6"><draw:frame draw:style-name="fr3" draw:name="Frame6" text:anchor-type="paragraph" svg:width="6.5in" draw:z-index="14"><draw:text-box fo:min-height="3in"><text:p text:style-name="P7"><draw:frame draw:style-name="fr6" draw:name="Object53" text:anchor-type="as-char" svg:y="-0.7457in" svg:width="5.7772in" svg:height="1.4575in" draw:z-index="60"><draw:object xlink:href="./Object 53" xlink:type="simple" xlink:show="embed" xlink:actuate="onLoad"/><draw:image xlink:href="./ObjectReplacements/Object 53" xlink:type="simple" xlink:show="embed" xlink:actuate="onLoad"/></draw:frame></text:p><table:table table:name="3e" table:style-name="_33_e"><table:table-column table:style-name="_33_e.A" table:number-columns-repeated="6"/><table:table-row><table:table-cell table:style-name="_33_e.A1" office:value-type="string"><text:p text:style-name="P9"><draw:frame draw:style-name="fr6" draw:name="Object54" text:anchor-type="as-char" svg:y="-0.1484in" svg:width="0.1283in" svg:height="0.1839in" draw:z-index="61"><draw:object xlink:href="./Object 54" xlink:type="simple" xlink:show="embed" xlink:actuate="onLoad"/><draw:image xlink:href="./ObjectReplacements/Object 54" xlink:type="simple" xlink:show="embed" xlink:actuate="onLoad"/></draw:frame></text:p></table:table-cell><table:table-cell table:style-name="_33_e.A1" office:value-type="string"><text:p text:style-name="P9"><draw:frame draw:style-name="fr6" draw:name="Object55" text:anchor-type="as-char" svg:y="-0.1484in" svg:width="0.2in" svg:height="0.2098in" draw:z-index="62"><draw:object xlink:href="./Object 55" xlink:type="simple" xlink:show="embed" xlink:actuate="onLoad"/><draw:image xlink:href="./ObjectReplacements/Object 55" xlink:type="simple" xlink:show="embed" xlink:actuate="onLoad"/></draw:frame></text:p></table:table-cell><table:table-cell table:style-name="_33_e.A1" office:value-type="string"><text:p text:style-name="P9"><draw:frame draw:style-name="fr6" draw:name="Object56" text:anchor-type="as-char" svg:y="-0.1484in" svg:width="0.2134in" svg:height="0.2098in" draw:z-index="63"><draw:object xlink:href="./Object 56" xlink:type="simple" xlink:show="embed" xlink:actuate="onLoad"/><draw:image xlink:href="./ObjectReplacements/Object 56" xlink:type="simple" xlink:show="embed" xlink:actuate="onLoad"/></draw:frame></text:p></table:table-cell><table:table-cell table:style-name="_33_e.A1" office:value-type="string"><text:p text:style-name="P25"><draw:frame draw:style-name="fr6" draw:name="Object57" text:anchor-type="as-char" svg:y="-0.1484in" svg:width="0.3181in" svg:height="0.2098in" draw:z-index="64"><draw:object xlink:href="./Object 57" xlink:type="simple" xlink:show="embed" xlink:actuate="onLoad"/><draw:image xlink:href="./ObjectReplacements/Object 57" xlink:type="simple" xlink:show="embed" xlink:actuate="onLoad"/></draw:frame></text:p></table:table-cell><table:table-cell table:style-name="_33_e.A1" office:value-type="string"><text:p text:style-name="P9"><draw:frame draw:style-name="fr6" draw:name="Object58" text:anchor-type="as-char" svg:y="-0.1484in" svg:width="0.3311in" svg:height="0.2098in" draw:z-index="65"><draw:object xlink:href="./Object 58" xlink:type="simple" xlink:show="embed" xlink:actuate="onLoad"/><draw:image xlink:href="./ObjectReplacements/Object 58" xlink:type="simple" xlink:show="embed" xlink:actuate="onLoad"/></draw:frame></text:p></table:table-cell><table:table-cell table:style-name="_33_e.F1" office:value-type="string"><text:p text:style-name="P9"><draw:frame draw:style-name="fr6" draw:name="Object59" text:anchor-type="as-char" svg:y="-0.1484in" svg:width="0.3311in" svg:height="0.2098in" draw:z-index="66"><draw:object xlink:href="./Object 59" xlink:type="simple" xlink:show="embed" xlink:actuate="onLoad"/><draw:image xlink:href="./ObjectReplacements/Object 59" xlink:type="simple" xlink:show="embed" xlink:actuate="onLoad"/></draw:frame></text:p></table:table-cell></table:table-row><table:table-row><table:table-cell table:style-name="_33_e.A2" office:value-type="string"><text:p text:style-name="P25">0</text:p></table:table-cell><table:table-cell table:style-name="_33_e.A2" office:value-type="string"><text:p text:style-name="P25">0</text:p></table:table-cell><table:table-cell table:style-name="_33_e.A2" office:value-type="string"><text:p text:style-name="P25">0</text:p></table:table-cell><table:table-cell table:style-name="_33_e.A2" office:value-type="string"><text:p text:style-name="P25">0.1</text:p></table:table-cell><table:table-cell table:style-name="_33_e.A2" office:value-type="string"><text:p text:style-name="P26">0</text:p></table:table-cell><table:table-cell table:style-name="_33_e.F2" office:value-type="string"><text:p text:style-name="P26">0.005</text:p></table:table-cell></table:table-row><table:table-row><table:table-cell table:style-name="_33_e.A2" office:value-type="string"><text:p text:style-name="P26">1</text:p></table:table-cell><table:table-cell table:style-name="_33_e.A2" office:value-type="string"><text:p text:style-name="P26">0.1</text:p></table:table-cell><table:table-cell table:style-name="_33_e.A2" office:value-type="string"><text:p text:style-name="P26">0.005</text:p></table:table-cell><table:table-cell table:style-name="_33_e.A2" office:value-type="string"><text:p text:style-name="P26">0.2</text:p></table:table-cell><table:table-cell table:style-name="_33_e.A2" office:value-type="string"><text:p text:style-name="P26">0.0155</text:p></table:table-cell><table:table-cell table:style-name="_33_e.F2" office:value-type="string"><text:p text:style-name="P26">0.021025</text:p></table:table-cell></table:table-row><table:table-row><table:table-cell table:style-name="_33_e.A2" office:value-type="string"><text:p text:style-name="P26">2</text:p></table:table-cell><table:table-cell table:style-name="_33_e.A2" office:value-type="string"><text:p text:style-name="P26">0.2</text:p></table:table-cell><table:table-cell table:style-name="_33_e.A2" office:value-type="string"><text:p text:style-name="P26">0.021025</text:p></table:table-cell><table:table-cell table:style-name="_33_e.A2" office:value-type="string"><text:p text:style-name="P26">0.3</text:p></table:table-cell><table:table-cell table:style-name="_33_e.A2" office:value-type="string"><text:p text:style-name="P26">0.0431275</text:p></table:table-cell><table:table-cell table:style-name="_33_e.F2" office:value-type="string"><text:p text:style-name="P26">0.0492326</text:p></table:table-cell></table:table-row><table:table-row><table:table-cell table:style-name="_33_e.A2" office:value-type="string"><text:p text:style-name="P26">3</text:p></table:table-cell><table:table-cell table:style-name="_33_e.A2" office:value-type="string"><text:p text:style-name="P26">0.3</text:p></table:table-cell><table:table-cell table:style-name="_33_e.A2" office:value-type="string"><text:p text:style-name="P26">0.0492326</text:p></table:table-cell><table:table-cell table:style-name="_33_e.A2" office:value-type="string"><text:p text:style-name="P26">0.4</text:p></table:table-cell><table:table-cell table:style-name="_33_e.A2" office:value-type="string"><text:p text:style-name="P26">0.0841559</text:p></table:table-cell><table:table-cell table:style-name="_33_e.F2" office:value-type="string"><text:p text:style-name="P26">0.0909021</text:p></table:table-cell></table:table-row><table:table-row><table:table-cell table:style-name="_33_e.A2" office:value-type="string"><text:p text:style-name="P26">4</text:p></table:table-cell><table:table-cell table:style-name="_33_e.A2" office:value-type="string"><text:p text:style-name="P26">0.4</text:p></table:table-cell><table:table-cell table:style-name="_33_e.A2" office:value-type="string"><text:p text:style-name="P26">0.0909021</text:p></table:table-cell><table:table-cell table:style-name="_33_e.A2" office:value-type="string"><text:p text:style-name="P26">0.5</text:p></table:table-cell><table:table-cell table:style-name="_33_e.A2" office:value-type="string"><text:p text:style-name="P26">0.139992</text:p></table:table-cell><table:table-cell table:style-name="_33_e.F2" office:value-type="string"><text:p text:style-name="P26">0.147447</text:p></table:table-cell></table:table-row></table:table><text:p text:style-name="P7"/></draw:text-box></draw:frame></text:p>
      <text:p text:style-name="P6"/>
      <text:list xml:id="list41101039204688" text:continue-numbering="true" text:style-name="L1">
        <text:list-item>
          <text:list>
            <text:list-item>
              <text:p text:style-name="P19"><draw:frame draw:style-name="fr4" draw:name="Frame9" text:anchor-type="paragraph" svg:x="0.2126in" svg:y="0.0465in" svg:width="6.5in" draw:z-index="67"><draw:text-box fo:min-height="1.6917in"><text:p text:style-name="P7"><draw:frame draw:style-name="fr6" draw:name="Object60" text:anchor-type="as-char" svg:y="-0.761in" svg:width="2.6409in" svg:height="1.4752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p></draw:text-box></draw:frame><text:soft-page-break/>Predictor Corrector using the Adams-Bashforth 4-step for the predictor and the Adams-Moulton 3-step as the corrector. </text:p>
            </text:list-item>
          </text:list>
        </text:list-item>
      </text:list>
      <text:p text:style-name="P6"/>
      <text:p text:style-name="P6"><draw:frame draw:style-name="fr1" draw:name="Frame7" text:anchor-type="paragraph" svg:width="6.5in" draw:z-index="15"><draw:text-box fo:min-height="3in"><text:p text:style-name="P8"/></draw:text-box></draw:frame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46:09.121154159</meta:creation-date>
    <meta:generator>LibreOffice/4.2.8.2$Linux_X86_64 LibreOffice_project/420m0$Build-2</meta:generator>
    <dc:date>2016-11-11T04:11:00.670281013</dc:date>
    <meta:editing-duration>PT8H12M53S</meta:editing-duration>
    <meta:editing-cycles>19</meta:editing-cycles>
    <meta:document-statistic meta:table-count="5" meta:image-count="0" meta:object-count="60" meta:page-count="6" meta:paragraph-count="224" meta:word-count="286" meta:character-count="1489" meta:non-whitespace-character-count="137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h</mi>
      <mo stretchy="false">=</mo>
      <mn>0.1</mn>
    </mrow>
    <annotation encoding="StarMath 5.0">h = 0.1</annotation>
  </semantics>
</math>
</file>

<file path=Object 11/content.xml><?xml version="1.0" encoding="utf-8"?>
<math xmlns="http://www.w3.org/1998/Math/MathML" display="block">
  <semantics>
    <mtable>
      <mtr>
        <mtd>
          <mrow>
            <mi>u</mi>
            <mrow>
              <msub>
                <mi>'</mi>
                <mn>1</mn>
              </msub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</mtable>
    <annotation encoding="StarMath 5.0">u'_1 = 3 u_1 + 2u_2 - ( 2t^2 +1 ) e^{ 2t } newline
u'_2 = 4u_1 + u_2 + ( t^2 + 2t - 4 ) e^{ 2t }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1 ( 0 ) = 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2 ( 0 ) = 1</annotation>
  </semantics>
</math>
</file>

<file path=Object 14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−</mo>
        <mfrac>
          <mn>1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e</mi>
          <mrow>
            <mn>2</mn>
            <mi>t</mi>
          </mrow>
        </msup>
      </mrow>
    </mrow>
    <annotation encoding="StarMath 5.0">u_1 ( t ) = 1 over 3 e^{ 5t } - 1 over 3 e^-t + e^2t</annotation>
  </semantics>
</math>
</file>

<file path=Object 15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+</mo>
        <mfrac>
          <mn>2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t</mi>
          <mn>2</mn>
        </msup>
      </mrow>
      <msup>
        <mi>e</mi>
        <mrow>
          <mn>2</mn>
          <mi>t</mi>
        </mrow>
      </msup>
    </mrow>
    <annotation encoding="StarMath 5.0">u_2 ( t ) = 1 over 3 e^5t + 2 over 3 e^-t + t^2 e^2t</annotation>
  </semantics>
</math>
</file>

<file path=Object 16/content.xml><?xml version="1.0" encoding="utf-8"?>
<math xmlns="http://www.w3.org/1998/Math/MathML" display="block">
  <semantics>
    <mtable>
      <mtr>
        <mtd>
          <mtext>Recall that the Euler's Method is written as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i>h</mi>
              </mrow>
            </mrow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In this problem, </mtext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i>x</mi>
                <mo stretchy="false">+</mo>
                <mi>y</mi>
              </mrow>
            </mrow>
            <mtext> and </mtext>
            <mrow>
              <mi>h</mi>
              <mo stretchy="false">=</mo>
              <mn>0.1</mn>
            </mrow>
            <mi>.</mi>
          </mrow>
        </mtd>
      </mtr>
      <mtr>
        <mtd>
          <mtext>Using this, we derive the following table:</mtext>
        </mtd>
      </mtr>
    </mtable>
    <annotation encoding="StarMath 5.0">"Recall that the Euler's Method is written as" newline
y_{ i + 1 } = y_i + h f( x_i, y_i )
newline
"In this problem, " f( x, y ) = x + y " and " h = 0.1 . newline
"Using this, we derive the following table:"</annotation>
  </semantics>
</math>
</file>

<file path=Object 17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table>
      <mtr>
        <mtd>
          <mrow>
            <mtext>Note that we want to find </mtext>
            <mi>a</mi>
            <mtext> and </mtext>
            <mi>b</mi>
            <mtext> such that 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≈</mo>
              <mi>a</mi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i>b</mi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  <mtr>
        <mtd>
          <mrow>
            <mtext>Using the direct method, we first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( linear combination allows this )</mtext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n>1</mn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</mtable>
        </mtd>
      </mtr>
      <mtr>
        <mtd>
          <mrow>
            <mtext>Similarly, we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i>x</mi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=</mo>
                          <mfrac>
                            <mn>1</mn>
                            <mn>3</mn>
                          </mfrac>
                        </mrow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row>
                        <mi>x</mi>
                        <mo stretchy="false">=</mo>
                        <mfrac>
                          <mn>2</mn>
                          <mn>3</mn>
                        </mfrac>
                      </mrow>
                    </mrow>
                    <mo fence="true" stretchy="false">)</mo>
                  </mrow>
                </mrow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</mrow>
              </mtd>
            </mtr>
          </mtable>
        </mtd>
      </mtr>
      <mtr>
        <mtd>
          <mrow>
            <mtext>Now with this system of equations we solve for </mtext>
            <mi>a</mi>
            <mtext> and </mtext>
            <mi>b</mi>
          </mrow>
        </mtd>
      </mtr>
      <mtr>
        <mtd>
          <mtable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  <mi>,</mi>
                </mrow>
              </mtd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i>a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b</mi>
                        </mrow>
                      </mrow>
                      <mo fence="true" stretchy="false">)</mo>
                    </mrow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n>2</mn>
                    <mo stretchy="false">−</mo>
                    <mn>2</mn>
                  </mrow>
                  <mrow>
                    <mi>b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i>b</mi>
                  <mi>,</mi>
                </mrow>
              </mtd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</mtable>
        </mtd>
      </mtr>
      <mtr>
        <mtd>
          <mtext>Thus we have </mtext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n>1</mn>
                <mn>2</mn>
              </mfrac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</mtable>
    <annotation encoding="StarMath 5.0">"Note that we want to find " a " and " b " such that " newline
int from 0 to 1 f( x )dx approx a f( 1 over 3 ) + b f( 2 over 3 ) newline
"Using the direct method, we first let " f( x ) = 1 " ( linear combination allows this )"
newline
matrix { 
int from 0 to 1 1 dx # {} =  {} # a ( 1 ) + b( 1 )
##
1 # {  } = {  } # a + b
 }
newline
"Similarly, we let " f( x ) = x
newline
matrix { 
int from 0 to 1 x dx # {  } = {  } # a ( x = 1 over 3 ) + b ( x = 2 over 3 )
##
1 over 2 # {  } = {  } # 1 over 3 a + 2 over 3 b
}
newline
"Now with this system of equations we solve for " a " and " b
newline
matrix { 
1 over 2 # {  } = {  } # 1 over 3 a + 2 over 3 b, # 1 # {  } = {  } # a + b
##
3 # {  } = {  } # 2 a + 4 b, # 1 - b # {  } = {  } # a
##
3 # {  } = {  } # 2 (1 - b) + 4 b, # 1 - b # {  } = {  } # a
##
3 # {  } = {  } # 2 - 2b + 4 b, # 1 - b # {  } = {  } # a
##
1 # {  } = {  } # 2 b, # 1 - b # {  } = {  } # a
##
1 over 2 # {  } = {  } #  b, # 1 over 2 # {  } = {  } # a
}
newline
"Thus we have " 
newline
int from 0 to 1 f( x ) approx 1 over 2 f( 1 over 3 ) + 1 over 2 f( 2 over 3 )
</annotation>
  </semantics>
</math>
</file>

<file path=Object 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1/content.xml><?xml version="1.0" encoding="utf-8"?>
<math xmlns="http://www.w3.org/1998/Math/MathML" display="block">
  <semantics>
    <mrow>
      <mrow>
        <mn>0</mn>
        <mo stretchy="false">+</mo>
        <mn>0.1</mn>
      </mrow>
      <mrow>
        <mrow>
          <mo fence="true" stretchy="false">(</mo>
          <mrow>
            <mrow>
              <mn>0.1</mn>
              <mo stretchy="false">+</mo>
              <mn>0</mn>
            </mrow>
          </mrow>
          <mo fence="true" stretchy="false">)</mo>
        </mrow>
        <mo stretchy="false">=</mo>
        <mn>0.01</mn>
      </mrow>
    </mrow>
    <annotation encoding="StarMath 5.0">0 + 0.1 ( 0.1 + 0 ) = 0.01</annotation>
  </semantics>
</math>
</file>

<file path=Object 22/content.xml><?xml version="1.0" encoding="utf-8"?>
<math xmlns="http://www.w3.org/1998/Math/MathML" display="block">
  <semantics>
    <mrow>
      <mrow>
        <mn>0.01</mn>
        <mo stretchy="false">+</mo>
        <mn>0.1</mn>
      </mrow>
      <mrow>
        <mrow>
          <mo fence="true" stretchy="false">(</mo>
          <mrow>
            <mrow>
              <mn>0.2</mn>
              <mo stretchy="false">+</mo>
              <mn>0.01</mn>
            </mrow>
          </mrow>
          <mo fence="true" stretchy="false">)</mo>
        </mrow>
        <mo stretchy="false">=</mo>
        <mn>0.031</mn>
      </mrow>
    </mrow>
    <annotation encoding="StarMath 5.0">0.01 + 0.1 ( 0.2 + 0.01 ) = 0.031</annotation>
  </semantics>
</math>
</file>

<file path=Object 23/content.xml><?xml version="1.0" encoding="utf-8"?>
<math xmlns="http://www.w3.org/1998/Math/MathML" display="block">
  <semantics>
    <mrow>
      <mrow>
        <mn>0.031</mn>
        <mo stretchy="false">+</mo>
        <mn>0.1</mn>
      </mrow>
      <mrow>
        <mrow>
          <mo fence="true" stretchy="false">(</mo>
          <mrow>
            <mrow>
              <mn>0.3</mn>
              <mo stretchy="false">+</mo>
              <mn>0.031</mn>
            </mrow>
          </mrow>
          <mo fence="true" stretchy="false">)</mo>
        </mrow>
        <mo stretchy="false">=</mo>
        <mn>0.0641</mn>
      </mrow>
    </mrow>
    <annotation encoding="StarMath 5.0">0.031 + 0.1 ( 0.3 + 0.031 ) = 0.0641</annotation>
  </semantics>
</math>
</file>

<file path=Object 24/content.xml><?xml version="1.0" encoding="utf-8"?>
<math xmlns="http://www.w3.org/1998/Math/MathML" display="block">
  <semantics>
    <mrow>
      <mrow>
        <mn>0.0641</mn>
        <mo stretchy="false">+</mo>
        <mn>0.1</mn>
      </mrow>
      <mrow>
        <mrow>
          <mo fence="true" stretchy="false">(</mo>
          <mrow>
            <mrow>
              <mn>0.4</mn>
              <mo stretchy="false">+</mo>
              <mn>0.0641</mn>
            </mrow>
          </mrow>
          <mo fence="true" stretchy="false">)</mo>
        </mrow>
        <mo stretchy="false">=</mo>
        <mn>0.11051</mn>
      </mrow>
    </mrow>
    <annotation encoding="StarMath 5.0">0.0641 + 0.1 ( 0.4 + 0.0641 ) = 0.11051</annotation>
  </semantics>
</math>
</file>

<file path=Object 25/content.xml><?xml version="1.0" encoding="utf-8"?>
<math xmlns="http://www.w3.org/1998/Math/MathML" display="block">
  <semantics>
    <mrow>
      <mrow>
        <mn>0.11051</mn>
        <mo stretchy="false">+</mo>
        <mn>0.1</mn>
      </mrow>
      <mrow>
        <mrow>
          <mo fence="true" stretchy="false">(</mo>
          <mrow>
            <mrow>
              <mn>0.5</mn>
              <mo stretchy="false">+</mo>
              <mn>0.11051</mn>
            </mrow>
          </mrow>
          <mo fence="true" stretchy="false">)</mo>
        </mrow>
        <mo stretchy="false">=</mo>
        <mn>0.171561</mn>
      </mrow>
    </mrow>
    <annotation encoding="StarMath 5.0">0.11051 + 0.1 ( 0.5 + 0.11051 ) = 0.171561</annotation>
  </semantics>
</math>
</file>

<file path=Object 26/content.xml><?xml version="1.0" encoding="utf-8"?>
<math xmlns="http://www.w3.org/1998/Math/MathML" display="block">
  <semantics>
    <mtable>
      <mtr>
        <mtd>
          <mtext>Recall that the 4th order Runge-Kutta method is written as</mtext>
        </mtd>
      </mtr>
      <mtr>
        <mtd>
          <mrow>
            <mrow>
              <msub>
                <mi>k</mi>
                <mn>1</mn>
              </msub>
              <mo stretchy="false">=</mo>
              <mi mathvariant="italic">hf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2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1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3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2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4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  <mi>,</mi>
                  <mrow>
                    <msub>
                      <mi>y</mi>
                      <mi>i</mi>
                    </msub>
                    <mo stretchy="false">+</mo>
                    <msub>
                      <mi>k</mi>
                      <mn>3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n>1</mn>
                  <mn>6</mn>
                </mfrac>
              </mrow>
            </mrow>
            <mrow>
              <mo fence="true" stretchy="false">(</mo>
              <mrow>
                <mrow>
                  <mrow>
                    <msub>
                      <mi>k</mi>
                      <mn>1</mn>
                    </msub>
                    <mo stretchy="false">+</mo>
                    <mn>2</mn>
                  </mrow>
                  <mrow>
                    <msub>
                      <mi>k</mi>
                      <mn>2</mn>
                    </msub>
                    <mo stretchy="false">+</mo>
                    <mn>2</mn>
                  </mrow>
                  <mrow>
                    <msub>
                      <mi>k</mi>
                      <mn>3</mn>
                    </msub>
                    <mo stretchy="false">+</mo>
                    <msub>
                      <mi>k</mi>
                      <mn>4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text>Using this for the ODE </mtext>
            <mi>y</mi>
            <mrow>
              <mi>'</mi>
              <mo stretchy="false">=</mo>
              <mrow>
                <mi>x</mi>
                <mo stretchy="false">+</mo>
                <mi>y</mi>
              </mrow>
            </mrow>
            <mi>,</mi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text>We have the following table:</mtext>
        </mtd>
      </mtr>
    </mtable>
    <annotation encoding="StarMath 5.0">"Recall that the 4th order Runge-Kutta method is written as" newline
k_1 = hf( x_i, y_i ) newline
k_2 = hf( x_i + h over 2, y_i + k_1 over 2 ) newline
k_3 = hf( x_i + h over 2, y_i + k_2 over 2 ) newline
k_4 = hf( x_i + h, y_i + k_3  ) newline
y_{ i + 1 } = y_i + 1 over 6 ( k_1 + 2k_2 + 2k_3 + k_4 ) newline
"Using this for the ODE " y' = x + y, y( 0 ) = 0 
newline
"We have the following table:"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i>a</mi>
      </mrow>
      <mi>f</mi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+</mo>
        <mi>b</mi>
      </mrow>
      <mi>f</mi>
      <mrow>
        <mo fence="true" stretchy="false">(</mo>
        <mrow>
          <mfrac>
            <mn>2</mn>
            <mn>3</mn>
          </mfrac>
        </mrow>
        <mo fence="true" stretchy="false">)</mo>
      </mrow>
    </mrow>
    <annotation encoding="StarMath 5.0">int from 0 to 1 f( x ) dx approx a f( 1 over 3 ) + b f( 2 over 3 )</annotation>
  </semantics>
</math>
</file>

<file path=Object 30/content.xml><?xml version="1.0" encoding="utf-8"?>
<math xmlns="http://www.w3.org/1998/Math/MathML" display="block">
  <semantics>
    <msub>
      <mi>k</mi>
      <mn>1</mn>
    </msub>
    <annotation encoding="StarMath 5.0">k_1	</annotation>
  </semantics>
</math>
</file>

<file path=Object 31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32/content.xml><?xml version="1.0" encoding="utf-8"?>
<math xmlns="http://www.w3.org/1998/Math/MathML" display="block">
  <semantics>
    <msub>
      <mi>k</mi>
      <mn>3</mn>
    </msub>
    <annotation encoding="StarMath 5.0">k_3</annotation>
  </semantics>
</math>
</file>

<file path=Object 33/content.xml><?xml version="1.0" encoding="utf-8"?>
<math xmlns="http://www.w3.org/1998/Math/MathML" display="block">
  <semantics>
    <msub>
      <mi>k</mi>
      <mn>4</mn>
    </msub>
    <annotation encoding="StarMath 5.0">k_4</annotation>
  </semantics>
</math>
</file>

<file path=Object 34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35/content.xml><?xml version="1.0" encoding="utf-8"?>
<math xmlns="http://www.w3.org/1998/Math/MathML" display="block">
  <semantics>
    <mtable>
      <mtr>
        <mtd>
          <mtext>Recall that the Adams-Bashforth 2-step is represented by: 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row>
                <mo fence="true" stretchy="false">[</mo>
                <mrow>
                  <mrow>
                    <mn>3</mn>
                    <mrow>
                      <msub>
                        <mi>f</mi>
                        <mi>i</mi>
                      </msub>
                      <mo stretchy="false">−</mo>
                      <msub>
                        <mi>f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</mrow>
                <mo fence="true" stretchy="false">]</mo>
              </mrow>
              <mo stretchy="false">+</mo>
              <mi>O</mi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row>
                <mo fence="true" stretchy="false">[</mo>
                <mrow>
                  <mrow>
                    <mn>3</mn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sub>
                              <mi>y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i>O</mi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text>Using this, we get the following table: </mtext>
        </mtd>
      </mtr>
    </mtable>
    <annotation encoding="StarMath 5.0">"Recall that the Adams-Bashforth 2-step is represented by: "
newline
y_{ i + 1 } = y_i + h over 2 [ 3 f_i - f_{i - 1} ] + O( h^2 )
newline
y_{ i + 1 } = y_i + h over 2 [ 3 f(x_i, y_i) - f(x_{i - 1}, y_{i - 1}) ] + O( h^2 )
newline
"Using this, we get the following table: " 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9/content.xml><?xml version="1.0" encoding="utf-8"?>
<math xmlns="http://www.w3.org/1998/Math/MathML" display="block">
  <semantics>
    <msub>
      <mi>x</mi>
      <mrow>
        <mi>i</mi>
        <mo stretchy="false">−</mo>
        <mn>1</mn>
      </mrow>
    </msub>
    <annotation encoding="StarMath 5.0">x_{ i - 1 }</annotation>
  </semantics>
</math>
</file>

<file path=Object 4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 t &lt;= 1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f( x_{i}, y_i )</annotation>
  </semantics>
</math>
</file>

<file path=Object 41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row>
                <mi>i</mi>
                <mo stretchy="false">−</mo>
                <mn>1</mn>
              </mrow>
            </msub>
            <mi>,</mi>
            <msub>
              <mi>y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f( x_{i - 1}, y_{i - 1} )</annotation>
  </semantics>
</math>
</file>

<file path=Object 42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43/content.xml><?xml version="1.0" encoding="utf-8"?>
<math xmlns="http://www.w3.org/1998/Math/MathML" display="block">
  <semantics>
    <mtable>
      <mtr>
        <mtd>
          <mrow>
            <mtext>Note that to find </mtext>
            <mi>y</mi>
            <mrow>
              <mo fence="true" stretchy="false">(</mo>
              <mrow>
                <mn>0.1</mn>
              </mrow>
              <mo fence="true" stretchy="false">)</mo>
            </mrow>
            <mtext> we needed to use an alternate method since there were not two </mtext>
          </mrow>
        </mtd>
      </mtr>
      <mtr>
        <mtd>
          <mrow>
            <mtext>known points to use. Instead, we estimated </mtext>
            <mi>y</mi>
            <mrow>
              <mo fence="true" stretchy="false">(</mo>
              <mrow>
                <mn>0.1</mn>
              </mrow>
              <mo fence="true" stretchy="false">)</mo>
            </mrow>
            <mtext> to be </mtext>
          </mrow>
        </mtd>
      </mtr>
      <mtr>
        <mtd>
          <mrow>
            <mi>y</mi>
            <mrow>
              <mrow>
                <mo fence="true" stretchy="false">(</mo>
                <mrow>
                  <mn>0.1</mn>
                </mrow>
                <mo fence="true" stretchy="false">)</mo>
              </mrow>
              <mo stretchy="false">≈</mo>
              <mfrac>
                <msup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  <mn>2</mn>
                </msup>
                <mn>2</mn>
              </mfrac>
              <mo stretchy="false">=</mo>
              <mn>0.005</mn>
            </mrow>
          </mrow>
        </mtd>
      </mtr>
    </mtable>
    <annotation encoding="StarMath 5.0">"Note that to find " y( 0.1 ) " we needed to use an alternate method since there were not two "
newline
"known points to use. Instead, we estimated " y( 0.1 ) " to be " 
newline
y( 0.1 ) approx ( 0.1 )^2 over 2 = 0.005 
</annotation>
  </semantics>
</math>
</file>

<file path=Object 44/content.xml><?xml version="1.0" encoding="utf-8"?>
<math xmlns="http://www.w3.org/1998/Math/MathML" display="block">
  <semantics>
    <mtable>
      <mtr>
        <mtd>
          <mtext>Recall the general formula for the Adams-Moulton 2-step: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12</mn>
                </mfrac>
              </mrow>
            </mrow>
            <mrow>
              <mo fence="true" stretchy="false">(</mo>
              <mrow>
                <mrow>
                  <mn>5</mn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n>8</mn>
                  </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Note that since this method implicitely finds </mtext>
            <msub>
              <mi>y</mi>
              <mrow>
                <mi>i</mi>
                <mo stretchy="false">+</mo>
                <mn>1</mn>
              </mrow>
            </msub>
            <mi>,</mi>
            <mtext> the method is only useful if we can </mtext>
          </mrow>
        </mtd>
      </mtr>
      <mtr>
        <mtd>
          <mrow>
            <mtext>solve for </mtext>
            <msub>
              <mi>y</mi>
              <mrow>
                <mi>i</mi>
                <mo stretchy="false">+</mo>
                <mn>1</mn>
              </mrow>
            </msub>
            <mi>.</mi>
          </mrow>
        </mtd>
      </mtr>
      <mtr>
        <mtd>
          <mrow>
            <mtext>Now recall that </mtext>
            <mi>y</mi>
            <mrow>
              <mi>'</mi>
              <mo stretchy="false">=</mo>
              <mrow>
                <mi>y</mi>
                <mo stretchy="false">+</mo>
                <mi>x</mi>
              </mrow>
            </mrow>
            <mi>,</mi>
            <mtext> thus we have: </mtext>
          </mrow>
        </mtd>
      </mtr>
      <mtr>
        <mtd>
          <mtable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5</mn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y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  <mo stretchy="false">+</mo>
                                <msub>
                                  <mi>x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o stretchy="false">+</mo>
                          <mn>8</mn>
                        </mrow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row>
                      <mo fence="true" stretchy="false">[</mo>
                      <mrow>
                        <mrow>
                          <mo fence="true" stretchy="false">(</mo>
                          <mrow>
                            <mrow>
                              <msub>
                                <mi>y</mi>
                                <mrow>
                                  <mi>i</mi>
                                  <mo stretchy="false">+</mo>
                                  <mn>1</mn>
                                </mrow>
                              </msub>
                              <mo stretchy="false">+</mo>
                              <msub>
                                <mi>x</mi>
                                <mrow>
                                  <mi>i</mi>
                                  <mo stretchy="false">+</mo>
                                  <mn>1</mn>
                                </mrow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]</mo>
                    </mrow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−</mo>
                    <mn>5</mn>
                  </mrow>
                  <mfrac>
                    <mi>h</mi>
                    <mn>12</mn>
                  </mfrac>
                  <msub>
                    <mi>y</mi>
                    <mrow>
                      <mi>i</mi>
                      <mo stretchy="false">+</mo>
                      <mn>1</mn>
                    </mrow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n>5</mn>
                        </mrow>
                        <mfrac>
                          <mi>h</mi>
                          <mn>12</mn>
                        </mfrac>
                      </mrow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frac>
                  <mrow>
                    <mrow>
                      <msub>
                        <mi>y</mi>
                        <mi>i</mi>
                      </msub>
                      <mo stretchy="false">+</mo>
                      <mn>5</mn>
                    </mrow>
                    <mfrac>
                      <mi>h</mi>
                      <mn>12</mn>
                    </mfrac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  <mo stretchy="false">+</mo>
                      <mfrac>
                        <mi>h</mi>
                        <mn>12</mn>
                      </mfrac>
                    </mrow>
                    <mrow>
                      <mo fence="true" stretchy="false">[</mo>
                      <mrow>
                        <mrow>
                          <mn>8</mn>
                          <mrow>
                            <msub>
                              <mi>f</mi>
                              <mi>i</mi>
                            </msub>
                            <mo stretchy="false">+</mo>
                            <msub>
                              <mi>f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</mrow>
                        </mrow>
                      </mrow>
                      <mo fence="true" stretchy="false">]</mo>
                    </mrow>
                  </mrow>
                  <mrow>
                    <mrow>
                      <mn>1</mn>
                      <mo stretchy="false">−</mo>
                      <mn>5</mn>
                    </mrow>
                    <mfrac>
                      <mi>h</mi>
                      <mn>12</mn>
                    </mfrac>
                  </mrow>
                </mfrac>
              </mtd>
            </mtr>
          </mtable>
        </mtd>
      </mtr>
    </mtable>
    <annotation encoding="StarMath 5.0">"Recall the general formula for the Adams-Moulton 2-step:" 
newline
y_{ i + 1 } = y_i + h over 12 ( 5 f(x_{i+1}, y_{i+1}) + 8f(x_i, y_i) - f(x_{i-1}, y_{i-1}) )
newline
"Note that since this method implicitely finds " y_{ i+1 }," the method is only useful if we can " 
newline
"solve for " y_{ i + 1 }. 
newline
"Now recall that " y' = y + x," thus we have: " 
newline
matrix { 
y_{ i + 1 } # {} = {} # y_i +   h over 12 [ 5(y_{i + 1} + x_{i + 1}) + 8f_i + f_{i - 1} ]
##
y_{ i + 1 } # {} = {} #  y_i + 5h over 12 [ (y_{i + 1} + x_{i + 1})] + h over 12[ 8f_i + f_{i - 1} ]
##
y_{ i + 1 } # {} = {} #  y_i + 5h over 12 y_{i + 1} + 5h over 12 x_{i + 1} + h over 12[ 8f_i + f_{i - 1} ] 
##
y_{ i + 1 } - 5h over 12 y_{i + 1}  # {} = {} #  y_i + 5h over 12 x_{i + 1} + h over 12[ 8f_i + f_{i - 1} ] 
##
y_{ i + 1 }(1 - 5h over 12)  # {} = {} #  y_i + 5h over 12 x_{i + 1} + h over 12[ 8f_i + f_{i - 1} ] 
##
y_{ i + 1 }# {} = {} # {y_i + 5h over 12 x_{i + 1} + h over 12[ 8f_i + f_{i - 1} ] } over {1 - 5h over 12 }
}
newline</annotation>
  </semantics>
</math>
</file>

<file path=Object 45/content.xml><?xml version="1.0" encoding="utf-8"?>
<math xmlns="http://www.w3.org/1998/Math/MathML" display="block">
  <semantics>
    <mtable>
      <mtr>
        <mtd>
          <mrow>
            <mtext>Using this formula, we can determine pretty good estimates ( </mtext>
            <mi>O</mi>
            <mrow>
              <mo fence="true" stretchy="false">(</mo>
              <mrow>
                <msup>
                  <mi>h</mi>
                  <mn>3</mn>
                </msup>
              </mrow>
              <mo fence="true" stretchy="false">)</mo>
            </mrow>
            <mtext>) for each </mtext>
            <msub>
              <mi>y</mi>
              <mrow>
                <mi>i</mi>
                <mo stretchy="false">+</mo>
                <mn>1</mn>
              </mrow>
            </msub>
          </mrow>
        </mtd>
      </mtr>
      <mtr>
        <mtd>
          <mtext>by using the two previous points. Note that, like the Adams-Bashforth method, </mtext>
        </mtd>
      </mtr>
      <mtr>
        <mtd>
          <mtext>we must determine two initial points to build off of. </mtext>
        </mtd>
      </mtr>
      <mtr>
        <mtd>
          <mrow>
            <mtext>Recall that we are provided the initial condition </mtext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,</mn>
            </mrow>
            <mtext> giving us our first point. </mtext>
          </mrow>
        </mtd>
      </mtr>
      <mtr>
        <mtd>
          <mrow>
            <mtext>Also, we are told that </mtext>
            <mrow>
              <mi>y</mi>
              <mo stretchy="false">≈</mo>
              <mfrac>
                <msup>
                  <mi>x</mi>
                  <mn>2</mn>
                </msup>
                <mn>2</mn>
              </mfrac>
            </mrow>
            <mtext> when </mtext>
            <mrow>
              <mi>x</mi>
              <mo stretchy="false">≪</mo>
              <mn>1,</mn>
            </mrow>
            <mtext> so when </mtext>
            <mrow>
              <mi>x</mi>
              <mo stretchy="false">=</mo>
              <mn>0.1,</mn>
            </mrow>
            <mi>y</mi>
            <mrow>
              <mrow>
                <mo fence="true" stretchy="false">(</mo>
                <mrow>
                  <mn>0.1</mn>
                </mrow>
                <mo fence="true" stretchy="false">)</mo>
              </mrow>
              <mo stretchy="false">≈</mo>
              <mfrac>
                <msup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  <mn>2</mn>
                </msup>
                <mn>2</mn>
              </mfrac>
              <mo stretchy="false">=</mo>
              <mn>0.005</mn>
            </mrow>
          </mrow>
        </mtd>
      </mtr>
      <mtr>
        <mtd>
          <mrow>
            <mtext>Using these values, we can complete the following table for </mtext>
            <mrow>
              <mi>x</mi>
              <mo stretchy="false">∈</mo>
              <mrow>
                <mo fence="true" stretchy="false">[</mo>
                <mrow>
                  <mrow>
                    <mn>0,</mn>
                    <mn>0.5</mn>
                  </mrow>
                </mrow>
                <mo fence="true" stretchy="false">]</mo>
              </mrow>
            </mrow>
            <mtext> and </mtext>
            <mrow>
              <mi>h</mi>
              <mo stretchy="false">=</mo>
              <mn>0.1</mn>
            </mrow>
          </mrow>
        </mtd>
      </mtr>
    </mtable>
    <annotation encoding="StarMath 5.0">"Using this formula, we can determine pretty good estimates ( " O(h^3) ") for each " y_{ i + 1 } 
newline
"by using the two previous points. Note that, like the Adams-Bashforth method, "
newline
"we must determine two initial points to build off of. "
newline
"Recall that we are provided the initial condition " y( 0 ) = 0, " giving us our first point. " 
newline
"Also, we are told that " y approx x^2 over 2 " when " x &lt;&lt; 1, " so when " x = 0.1, y( 0.1 ) approx( 0.1 )^2 over 2 = 0.005 
newline
"Using these values, we can complete the following table for " x in [ 0, 0.5 ] " and " h = 0.1</annotation>
  </semantics>
</math>
</file>

<file path=Object 46/content.xml><?xml version="1.0" encoding="utf-8"?>
<math xmlns="http://www.w3.org/1998/Math/MathML" display="block">
  <semantics>
    <mi>i</mi>
    <annotation encoding="StarMath 5.0">i</annotation>
  </semantics>
</math>
</file>

<file path=Object 47/content.xml><?xml version="1.0" encoding="utf-8"?>
<math xmlns="http://www.w3.org/1998/Math/MathML" display="block">
  <semantics>
    <msub>
      <mi>x</mi>
      <mrow>
        <mi>i</mi>
        <mo stretchy="false">−</mo>
        <mn>1</mn>
      </mrow>
    </msub>
    <annotation encoding="StarMath 5.0">x_{ i - 1 }</annotation>
  </semantics>
</math>
</file>

<file path=Object 48/content.xml><?xml version="1.0" encoding="utf-8"?>
<math xmlns="http://www.w3.org/1998/Math/MathML" display="block">
  <semantics>
    <msub>
      <mi>y</mi>
      <mrow>
        <mi>i</mi>
        <mo stretchy="false">−</mo>
        <mn>1</mn>
      </mrow>
    </msub>
    <annotation encoding="StarMath 5.0">y_{ i - 1 }</annotation>
  </semantics>
</math>
</file>

<file path=Object 4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/content.xml><?xml version="1.0" encoding="utf-8"?>
<math xmlns="http://www.w3.org/1998/Math/MathML" display="block">
  <semantics>
    <mrow>
      <mi>h</mi>
      <mo stretchy="false">=</mo>
      <mn>0.2</mn>
    </mrow>
    <annotation encoding="StarMath 5.0">h = 0.2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52/content.xml><?xml version="1.0" encoding="utf-8"?>
<math xmlns="http://www.w3.org/1998/Math/MathML" display="block">
  <semantics>
    <mtable>
      <mtr>
        <mtd>
          <mtext>This gives us the following summary: </mtext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05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2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212174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3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496594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916103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5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148491</mn>
                </mrow>
              </mtd>
            </mtr>
          </mtable>
        </mtd>
      </mtr>
    </mtable>
    <annotation encoding="StarMath 5.0">"This gives us the following summary: " newline
matrix {
y( 0 ) # alignl {} = 0 
##
y( 0.1 ) # alignl {} = 0.005 
##
y( 0.2 ) # alignl {} = 0.0212174 
##
y( 0.3 ) # alignl {} = 0.0496594 
##
y( 0.4 ) # alignl {} = 0.0916103 
##
y( 0.5 ) # alignl {} = 0.148491
}</annotation>
  </semantics>
</math>
</file>

<file path=Object 53/content.xml><?xml version="1.0" encoding="utf-8"?>
<math xmlns="http://www.w3.org/1998/Math/MathML" display="block">
  <semantics>
    <mtable>
      <mtr>
        <mtd>
          <mtext>For the Improved Euler Method, we have 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+</mo>
                            <mn>1</mn>
                          </mrow>
                        </msub>
                        <mi>,</mi>
                        <mover accent="true"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  <mo stretchy="false">¯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where we find the </mtext>
            <mover accent="true">
              <msub>
                <mi>y</mi>
                <mrow>
                  <mi>i</mi>
                  <mo stretchy="false">+</mo>
                  <mn>1</mn>
                </mrow>
              </msub>
              <mo stretchy="false">¯</mo>
            </mover>
            <mtext> by using the basic Euler Method to predict a reasonable value</mtext>
          </mrow>
        </mtd>
      </mtr>
      <mtr>
        <mtd>
          <mrow>
            <mtext> for </mtext>
            <msub>
              <mi>y</mi>
              <mrow>
                <mi>i</mi>
                <mo stretchy="false">+</mo>
                <mn>1</mn>
              </mrow>
            </msub>
            <mi mathvariant="normal">:</mi>
          </mrow>
        </mtd>
      </mtr>
      <mtr>
        <mtd>
          <mrow>
            <mrow>
              <mover accent="true">
                <msub>
                  <mi>y</mi>
                  <mrow>
                    <mi>i</mi>
                    <mo stretchy="false">+</mo>
                    <mn>1</mn>
                  </mrow>
                </msub>
                <mo stretchy="false">¯</mo>
              </mover>
              <mo stretchy="false">=</mo>
              <mrow>
                <msub>
                  <mi>y</mi>
                  <mi>i</mi>
                </msub>
                <mo stretchy="false">+</mo>
                <mi mathvariant="italic">hf</mi>
              </mrow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Using this formula, we can predict </mtext>
            <msub>
              <mi>y</mi>
              <mrow>
                <mi>i</mi>
                <mo stretchy="false">+</mo>
                <mn>1</mn>
              </mrow>
            </msub>
            <mtext> fairly well, as depicted in the following table:</mtext>
          </mrow>
        </mtd>
      </mtr>
    </mtable>
    <annotation encoding="StarMath 5.0">"For the Improved Euler Method, we have " 
newline
y_{ i + 1 } = y_i + h over 2 ( f(x_i, y_i) + f(x_{i +1}, bar {y_{i + 1}} ))
newline
"where we find the " bar {y_{ i + 1 }} " by using the basic Euler Method to predict a reasonable value" newline " for " y_{ i+1 }:
newline
bar {y_{ i + 1 }} = y_i + hf( x_i, y_i )
newline
"Using this formula, we can predict " y_{ i + 1 } " fairly well, as depicted in the following table:" </annotation>
  </semantics>
</math>
</file>

<file path=Object 54/content.xml><?xml version="1.0" encoding="utf-8"?>
<math xmlns="http://www.w3.org/1998/Math/MathML" display="block">
  <semantics>
    <mi>i</mi>
    <annotation encoding="StarMath 5.0">i</annotation>
  </semantics>
</math>
</file>

<file path=Object 5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6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7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 + 1 }</annotation>
  </semantics>
</math>
</file>

<file path=Object 58/content.xml><?xml version="1.0" encoding="utf-8"?>
<math xmlns="http://www.w3.org/1998/Math/MathML" display="block">
  <semantics>
    <mover accent="true">
      <msub>
        <mi>y</mi>
        <mrow>
          <mi>i</mi>
          <mo stretchy="false">+</mo>
          <mn>1</mn>
        </mrow>
      </msub>
      <mo stretchy="false">¯</mo>
    </mover>
    <annotation encoding="StarMath 5.0">bar { y_{ i + 1 } }</annotation>
  </semantics>
</math>
</file>

<file path=Object 59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row>
          <mi>x</mi>
          <mo stretchy="false">+</mo>
          <mi>y</mi>
        </mrow>
      </mrow>
    </mrow>
    <annotation encoding="StarMath 5.0">y' = x + y</annotation>
  </semantics>
</math>
</file>

<file path=Object 60/content.xml><?xml version="1.0" encoding="utf-8"?>
<math xmlns="http://www.w3.org/1998/Math/MathML" display="block">
  <semantics>
    <mtable>
      <mtr>
        <mtd>
          <mtext>This gives us the following summary: </mtext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i>y</mi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05</mn>
              </mtd>
            </mtr>
            <mtr>
              <mtd>
                <mrow>
                  <mi>y</mi>
                  <mrow>
                    <mo fence="true" stretchy="false">(</mo>
                    <mrow>
                      <mn>0.2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21025</mn>
              </mtd>
            </mtr>
            <mtr>
              <mtd>
                <mrow>
                  <mi>y</mi>
                  <mrow>
                    <mo fence="true" stretchy="false">(</mo>
                    <mrow>
                      <mn>0.3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492326</mn>
              </mtd>
            </mtr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909021</mn>
              </mtd>
            </mtr>
            <mtr>
              <mtd>
                <mrow>
                  <mi>y</mi>
                  <mrow>
                    <mo fence="true" stretchy="false">(</mo>
                    <mrow>
                      <mn>0.5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147447</mn>
              </mtd>
            </mtr>
          </mtable>
        </mtd>
      </mtr>
    </mtable>
    <annotation encoding="StarMath 5.0">"This gives us the following summary: " newline
matrix { 
y(0) # {  } = {  } # 0
##
y(0.1) # {  } = {  } # 0.005
##
y(0.2) # {  } = {  } # 0.021025
##
y(0.3) # {  } = {  } # 0.0492326
##
y(0.4) # {  } = {  } # 0.0909021
##
y(0.5) # {  } = {  } # 0.147447
}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9/content.xml><?xml version="1.0" encoding="utf-8"?>
<math xmlns="http://www.w3.org/1998/Math/MathML" display="block">
  <semantics>
    <mrow>
      <mn>0</mn>
      <mo stretchy="false">≤</mo>
      <mi>x</mi>
      <mo stretchy="false">≤</mo>
      <mn>0.5</mn>
    </mrow>
    <annotation encoding="StarMath 5.0">0 &lt;= x &lt;= 0.5</annotation>
  </semantics>
</math>
</file>